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5.147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2.644cm"/>
    </style:style>
    <style:style style:name="co7" style:family="table-column">
      <style:table-column-properties fo:break-before="auto" style:column-width="2.295cm"/>
    </style:style>
    <style:style style:name="ro1" style:family="table-row">
      <style:table-row-properties style:row-height="1.711cm" fo:break-before="auto" style:use-optimal-row-height="false"/>
    </style:style>
    <style:style style:name="ro2" style:family="table-row">
      <style:table-row-properties style:row-height="0.67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1.446cm" fo:break-before="auto" style:use-optimal-row-height="true"/>
    </style:style>
    <style:style style:name="ro7" style:family="table-row">
      <style:table-row-properties style:row-height="0.658cm" fo:break-before="auto" style:use-optimal-row-height="true"/>
    </style:style>
    <style:style style:name="ro8" style:family="table-row">
      <style:table-row-properties style:row-height="2.237cm" fo:break-before="auto" style:use-optimal-row-height="true"/>
    </style:style>
    <style:style style:name="ro9" style:family="table-row">
      <style:table-row-properties style:row-height="1.071cm" fo:break-before="auto" style:use-optimal-row-height="false"/>
    </style:style>
    <style:style style:name="ro10" style:family="table-row">
      <style:table-row-properties style:row-height="1.729cm" fo:break-before="auto" style:use-optimal-row-height="false"/>
    </style:style>
    <style:style style:name="ro11" style:family="table-row">
      <style:table-row-properties style:row-height="1.598cm" fo:break-before="auto" style:use-optimal-row-height="false"/>
    </style:style>
    <style:style style:name="ro12" style:family="table-row">
      <style:table-row-properties style:row-height="2.632cm" fo:break-before="auto" style:use-optimal-row-height="true"/>
    </style:style>
    <style:style style:name="ro13" style:family="table-row">
      <style:table-row-properties style:row-height="1.372cm" fo:break-before="auto" style:use-optimal-row-height="false"/>
    </style:style>
    <style:style style:name="ro14" style:family="table-row">
      <style:table-row-properties style:row-height="1.635cm" fo:break-before="auto" style:use-optimal-row-height="false"/>
    </style:style>
    <style:style style:name="ro15" style:family="table-row">
      <style:table-row-properties style:row-height="1.559cm" fo:break-before="auto" style:use-optimal-row-height="false"/>
    </style:style>
    <style:style style:name="ro16" style:family="table-row">
      <style:table-row-properties style:row-height="1.446cm" fo:break-before="auto" style:use-optimal-row-height="false"/>
    </style:style>
    <style:style style:name="ro17" style:family="table-row">
      <style:table-row-properties style:row-height="0.6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fo:wrap-option="wrap" fo:border="0.06pt solid #000000" fo:padding="0.136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f6f9d4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wrap-option="wrap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f7d1d5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ffffd7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ffa6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dee6ef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ffdbb6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dee7e5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dddddd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text-align-source="fix" style:repeat-content="false" fo:wrap-option="wrap" fo:padding="0.136cm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8pt" fo:font-weight="bold" style:font-size-asian="28pt" style:font-weight-asian="bold" style:font-size-complex="28pt" style:font-weight-complex="bold"/>
    </style:style>
    <style:style style:name="ce33" style:family="table-cell" style:parent-style-name="Default">
      <style:table-cell-properties style:text-align-source="fix" style:repeat-content="false" fo:wrap-option="wrap" style:vertical-align="bottom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ackground-color="#f6f9d4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5" style:family="table-cell" style:parent-style-name="Default">
      <style:table-cell-properties fo:background-color="#d4ea6b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6" style:family="table-cell" style:parent-style-name="Default">
      <style:table-cell-properties fo:background-color="#ffffd7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 fo:wrap-option="wrap" fo:padding="0.136cm" style:vertical-align="middle"/>
      <style:paragraph-properties fo:text-align="start" fo:margin-left="0cm"/>
    </style:style>
    <style:style style:name="ce38" style:family="table-cell" style:parent-style-name="Default">
      <style:table-cell-properties fo:background-color="#f7d1d5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9" style:family="table-cell" style:parent-style-name="Default">
      <style:table-cell-properties fo:background-color="#e16173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40" style:family="table-cell" style:parent-style-name="Default">
      <style:table-cell-properties fo:background-color="#ffff38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41" style:family="table-cell" style:parent-style-name="Default">
      <style:table-cell-properties fo:background-color="#dee6ef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42" style:family="table-cell" style:parent-style-name="Default">
      <style:table-cell-properties fo:background-color="#729fcf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43" style:family="table-cell" style:parent-style-name="Default">
      <style:table-cell-properties fo:background-color="#ffdbb6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44" style:family="table-cell" style:parent-style-name="Default">
      <style:table-cell-properties fo:background-color="#ff972f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45" style:family="table-cell" style:parent-style-name="Default">
      <style:table-cell-properties fo:background-color="#ffdbb6" style:text-align-source="fix" style:repeat-content="false" fo:wrap-option="wrap" fo:border="0.06pt solid #000000" fo:padding="0.136cm"/>
      <style:paragraph-properties fo:text-align="start" fo:margin-left="0cm"/>
    </style:style>
    <style:style style:name="ce46" style:family="table-cell" style:parent-style-name="Default">
      <style:table-cell-properties fo:background-color="#ff972f" style:text-align-source="fix" style:repeat-content="false" fo:wrap-option="wrap" fo:border="0.06pt solid #000000" fo:padding="0.136cm"/>
      <style:paragraph-properties fo:text-align="start" fo:margin-left="0cm"/>
    </style:style>
    <style:style style:name="ce47" style:family="table-cell" style:parent-style-name="Default">
      <style:table-cell-properties fo:background-color="#dee7e5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48" style:family="table-cell" style:parent-style-name="Default">
      <style:table-cell-properties fo:background-color="#81aca6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49" style:family="table-cell" style:parent-style-name="Default">
      <style:table-cell-properties fo:background-color="#dddddd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50" style:family="table-cell" style:parent-style-name="Default">
      <style:table-cell-properties fo:background-color="#999999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51" style:family="table-cell" style:parent-style-name="Default" style:data-style-name="N76">
      <style:table-cell-properties style:text-align-source="fix" style:repeat-content="false" fo:wrap-option="wrap"/>
      <style:paragraph-properties fo:text-align="start" fo:margin-left="0cm"/>
    </style:style>
    <style:style style:name="ce52" style:family="table-cell" style:parent-style-name="Default">
      <style:table-cell-properties fo:background-color="#f6f9d4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d4ea6b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4" style:family="table-cell" style:parent-style-name="Default">
      <style:table-cell-properties fo:background-color="#ffffd7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5" style:family="table-cell" style:parent-style-name="Default">
      <style:table-cell-properties fo:background-color="#f7d1d5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6" style:family="table-cell" style:parent-style-name="Default">
      <style:table-cell-properties fo:background-color="#e16173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7" style:family="table-cell" style:parent-style-name="Default">
      <style:table-cell-properties fo:background-color="#ffff38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dee6e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9" style:family="table-cell" style:parent-style-name="Default">
      <style:table-cell-properties fo:background-color="#729fc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60" style:family="table-cell" style:parent-style-name="Default">
      <style:table-cell-properties fo:background-color="#ffdbb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ff972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62" style:family="table-cell" style:parent-style-name="Default">
      <style:table-cell-properties fo:background-color="#ffdbb6" style:text-align-source="fix" style:repeat-content="false" fo:wrap-option="wrap" fo:border="0.06pt solid #000000" fo:padding="0.136cm"/>
      <style:paragraph-properties fo:text-align="center" fo:margin-left="0cm"/>
    </style:style>
    <style:style style:name="ce63" style:family="table-cell" style:parent-style-name="Default">
      <style:table-cell-properties fo:background-color="#ff972f" style:text-align-source="fix" style:repeat-content="false" fo:wrap-option="wrap" fo:border="0.06pt solid #000000" fo:padding="0.136cm"/>
      <style:paragraph-properties fo:text-align="center" fo:margin-left="0cm"/>
    </style:style>
    <style:style style:name="ce64" style:family="table-cell" style:parent-style-name="Default">
      <style:table-cell-properties fo:background-color="#dee7e5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65" style:family="table-cell" style:parent-style-name="Default">
      <style:table-cell-properties fo:background-color="#81aca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dddddd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67" style:family="table-cell" style:parent-style-name="Default">
      <style:table-cell-properties fo:background-color="#999999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47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70" style:family="table-cell" style:parent-style-name="Default">
      <style:table-cell-properties fo:background-color="#000000" style:text-align-source="fix" style:repeat-content="false" fo:wrap-option="no-wrap" fo:border="0.06pt solid #000000" fo:padding="0.136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71" style:family="table-cell" style:parent-style-name="Default">
      <style:table-cell-properties fo:background-color="#f6f9d4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72" style:family="table-cell" style:parent-style-name="Default">
      <style:table-cell-properties fo:background-color="#d4ea6b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ffffd7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74" style:family="table-cell" style:parent-style-name="Default">
      <style:table-cell-properties style:text-align-source="fix" style:repeat-content="false" fo:wrap-option="no-wrap" fo:padding="0.136cm" style:vertical-align="middle"/>
      <style:paragraph-properties fo:text-align="center" fo:margin-left="0cm"/>
    </style:style>
    <style:style style:name="ce75" style:family="table-cell" style:parent-style-name="Default">
      <style:table-cell-properties fo:background-color="#f7d1d5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e16173" style:text-align-source="fix" style:repeat-content="false" fo:border="0.06pt solid #000000" fo:padding="0.136cm" style:vertical-align="middle"/>
      <style:paragraph-properties fo:text-align="center" fo:margin-left="0cm"/>
    </style:style>
    <style:style style:name="ce77" style:family="table-cell" style:parent-style-name="Default">
      <style:table-cell-properties fo:background-color="#f7d1d5" style:text-align-source="fix" style:repeat-content="false" fo:border="0.06pt solid #000000" fo:padding="0.136cm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ffff38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79" style:family="table-cell" style:parent-style-name="Default">
      <style:table-cell-properties fo:background-color="#dee6ef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80" style:family="table-cell" style:parent-style-name="Default">
      <style:table-cell-properties fo:background-color="#729fcf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81" style:family="table-cell" style:parent-style-name="Default">
      <style:table-cell-properties fo:background-color="#ffdbb6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82" style:family="table-cell" style:parent-style-name="Default">
      <style:table-cell-properties fo:background-color="#ff972f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83" style:family="table-cell" style:parent-style-name="Default">
      <style:table-cell-properties fo:background-color="#ffdbb6" fo:border="0.06pt solid #000000" fo:padding="0.136cm"/>
    </style:style>
    <style:style style:name="ce84" style:family="table-cell" style:parent-style-name="Default">
      <style:table-cell-properties fo:background-color="#ff972f" fo:border="0.06pt solid #000000" fo:padding="0.136cm"/>
    </style:style>
    <style:style style:name="ce85" style:family="table-cell" style:parent-style-name="Default">
      <style:table-cell-properties fo:background-color="#dee7e5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86" style:family="table-cell" style:parent-style-name="Default">
      <style:table-cell-properties fo:background-color="#81aca6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87" style:family="table-cell" style:parent-style-name="Default">
      <style:table-cell-properties fo:background-color="#dddddd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88" style:family="table-cell" style:parent-style-name="Default">
      <style:table-cell-properties fo:background-color="#999999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90" style:family="table-cell" style:parent-style-name="Default" style:data-style-name="N108">
      <style:table-cell-properties fo:background-color="#f6f9d4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91" style:family="table-cell" style:parent-style-name="Default" style:data-style-name="N108">
      <style:table-cell-properties fo:background-color="#d4ea6b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92" style:family="table-cell" style:parent-style-name="Default" style:data-style-name="N108">
      <style:table-cell-properties fo:background-color="#ffffd7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93" style:family="table-cell" style:parent-style-name="Default" style:data-style-name="N108">
      <style:table-cell-properties style:text-align-source="fix" style:repeat-content="false" fo:wrap-option="wrap" fo:padding="0.136cm" style:vertical-align="middle"/>
      <style:paragraph-properties fo:text-align="center" fo:margin-left="0cm"/>
    </style:style>
    <style:style style:name="ce94" style:family="table-cell" style:parent-style-name="Default" style:data-style-name="N108">
      <style:table-cell-properties fo:background-color="#f7d1d5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95" style:family="table-cell" style:parent-style-name="Default" style:data-style-name="N108">
      <style:table-cell-properties fo:background-color="#ffff38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79" style:family="table-cell" style:parent-style-name="Default" style:data-style-name="N108">
      <style:table-cell-properties fo:background-color="#ffdbb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76" style:family="table-cell" style:parent-style-name="Default" style:data-style-name="N108">
      <style:table-cell-properties fo:background-color="#ff972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77" style:family="table-cell" style:parent-style-name="Default" style:data-style-name="N108">
      <style:table-cell-properties fo:background-color="#ffdbb6" style:text-align-source="fix" style:repeat-content="false" fo:border="0.06pt solid #000000" fo:padding="0.136cm" style:vertical-align="middle"/>
      <style:paragraph-properties fo:text-align="center" fo:margin-left="0cm"/>
    </style:style>
    <style:style style:name="ce178" style:family="table-cell" style:parent-style-name="Default" style:data-style-name="N108">
      <style:table-cell-properties fo:background-color="#ff972f" style:text-align-source="fix" style:repeat-content="false" fo:border="0.06pt solid #000000" fo:padding="0.136cm" style:vertical-align="middle"/>
      <style:paragraph-properties fo:text-align="center" fo:margin-left="0cm"/>
    </style:style>
    <style:style style:name="ce98" style:family="table-cell" style:parent-style-name="Default" style:data-style-name="N108">
      <style:table-cell-properties fo:background-color="#dee7e5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99" style:family="table-cell" style:parent-style-name="Default" style:data-style-name="N108">
      <style:table-cell-properties fo:background-color="#81aca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00" style:family="table-cell" style:parent-style-name="Default" style:data-style-name="N108">
      <style:table-cell-properties fo:background-color="#dddddd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01" style:family="table-cell" style:parent-style-name="Default" style:data-style-name="N108">
      <style:table-cell-properties fo:background-color="#999999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5" style:family="table-cell" style:parent-style-name="Default" style:data-style-name="N108">
      <style:table-cell-properties style:text-align-source="fix" style:repeat-content="false" fo:wrap-option="wrap"/>
      <style:paragraph-properties fo:text-align="center" fo:margin-left="0cm"/>
    </style:style>
    <style:style style:name="ce104" style:family="table-cell" style:parent-style-name="Default" style:data-style-name="N108">
      <style:table-cell-properties fo:background-color="#e16173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05" style:family="table-cell" style:parent-style-name="Default" style:data-style-name="N108">
      <style:table-cell-properties fo:background-color="#dee6e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06" style:family="table-cell" style:parent-style-name="Default" style:data-style-name="N108">
      <style:table-cell-properties fo:background-color="#729fc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07" style:family="table-cell" style:parent-style-name="Default" style:data-style-name="N108">
      <style:table-cell-properties style:text-align-source="fix" style:repeat-content="false" fo:wrap-option="wrap" fo:border="1.05pt double #000000" style:border-line-width="0.012cm 0.012cm 0.012cm" fo:padding="0.13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000000" fo:wrap-option="wrap" fo:padding="0.136cm" style:vertical-align="middle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none" style:text-align-source="fix" style:repeat-content="false" fo:wrap-option="wrap" fo:border-left="0.06pt solid #000000" fo:padding="0.136cm" fo:border-right="0.06pt solid #000000" fo:border-top="0.06pt solid #000000" style:vertical-align="middle"/>
      <style:paragraph-properties fo:text-align="center" fo:margin-left="0cm"/>
    </style:style>
    <style:style style:name="ce110" style:family="table-cell" style:parent-style-name="Default">
      <style:table-cell-properties fo:border-bottom="none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</style:style>
    <style:style style:name="ce111" style:family="table-cell" style:parent-style-name="Default">
      <style:table-cell-properties fo:border-bottom="none" fo:wrap-option="wrap" fo:border-left="0.06pt solid #000000" fo:padding="0.136cm" fo:border-right="0.06pt solid #000000" fo:border-top="none" style:vertical-align="middle"/>
    </style:style>
    <style:style style:name="ce195" style:family="table-cell" style:parent-style-name="Default">
      <style:table-cell-properties fo:border-bottom="none" fo:border-left="0.06pt solid #000000" fo:border-right="0.06pt solid #000000" fo:border-top="none"/>
    </style:style>
    <style:style style:name="ce112" style:family="table-cell" style:parent-style-name="Default" style:data-style-name="N108">
      <style:table-cell-properties fo:border-bottom="0.06pt solid #000000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none" style:text-align-source="fix" style:repeat-content="false" fo:border-left="0.06pt solid #000000" fo:padding="0.136cm" fo:border-right="0.06pt solid #000000" fo:border-top="none" style:vertical-align="middle"/>
      <style:paragraph-properties fo:text-align="center" fo:margin-left="0cm"/>
    </style:style>
    <style:style style:name="ce114" style:family="table-cell" style:parent-style-name="Default" style:data-style-name="N108">
      <style:table-cell-properties fo:border-bottom="0.06pt solid #000000" style:text-align-source="fix" style:repeat-content="false" fo:border-left="0.06pt solid #000000" fo:padding="0.136cm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 style:data-style-name="N108">
      <style:table-cell-properties fo:border-bottom="0.06pt solid #000000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16" style:family="table-cell" style:parent-style-name="Default" style:data-style-name="N108">
      <style:table-cell-properties fo:border-bottom="none" style:text-align-source="fix" style:repeat-content="false" fo:wrap-option="wrap" fo:border-left="0.06pt solid #000000" fo:padding="0.136cm" fo:border-right="0.06pt solid #000000" fo:border-top="0.06pt solid #000000" style:vertical-align="middle"/>
      <style:paragraph-properties fo:text-align="center" fo:margin-left="0cm"/>
    </style:style>
    <style:style style:name="ce117" style:family="table-cell" style:parent-style-name="Default" style:data-style-name="N108">
      <style:table-cell-properties fo:border-bottom="none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</style:style>
    <style:style style:name="ce1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11"/>
        <table:table-column table:style-name="co2" table:default-cell-style-name="ce15"/>
        <table:table-column table:style-name="co2" table:default-cell-style-name="ce2"/>
        <table:table-column table:style-name="co7" table:default-cell-style-name="ce2"/>
        <table:table-column table:style-name="co2" table:number-columns-repeated="1014" table:default-cell-style-name="ce2"/>
        <table:table-row table:style-name="ro1">
          <table:table-cell table:number-columns-repeated="2"/>
          <table:table-cell table:style-name="ce30" office:value-type="string" calcext:value-type="string" table:number-columns-spanned="6" table:number-rows-spanned="1">
            <text:p>Liste des éléments du KOSMOS 3.0</text:p>
          </table:table-cell>
          <table:covered-table-cell table:number-columns-repeated="3"/>
          <table:covered-table-cell table:style-name="ce147"/>
          <table:covered-table-cell table:style-name="ce2"/>
          <table:table-cell table:number-columns-repeated="1016"/>
        </table:table-row>
        <table:table-row table:style-name="ro2">
          <table:table-cell table:number-columns-repeated="2"/>
          <table:table-cell table:style-name="ce33" office:value-type="string" calcext:value-type="string">
            <text:p>Dernière mise à jour :</text:p>
          </table:table-cell>
          <table:table-cell table:style-name="ce51" table:formula="of:=TODAY()" office:value-type="date" office:date-value="2022-10-05" calcext:value-type="date">
            <text:p>5 octobre 2022</text:p>
          </table:table-cell>
          <table:table-cell table:number-columns-repeated="3"/>
          <table:table-cell table:style-name="ce2"/>
          <table:table-cell table:number-columns-repeated="1016"/>
        </table:table-row>
        <table:table-row table:style-name="ro2">
          <table:table-cell table:number-columns-repeated="2"/>
          <table:table-cell table:style-name="ce30"/>
          <table:table-cell table:number-columns-repeated="4"/>
          <table:table-cell table:style-name="ce2"/>
          <table:table-cell table:number-columns-repeated="1016"/>
        </table:table-row>
        <table:table-row table:style-name="ro3">
          <table:table-cell table:number-columns-repeated="7"/>
          <table:table-cell table:style-name="ce2"/>
          <table:table-cell table:number-columns-repeated="1016"/>
        </table:table-row>
        <table:table-row table:style-name="ro4">
          <table:table-cell table:style-name="ce3"/>
          <table:table-cell table:style-name="ce21" office:value-type="string" calcext:value-type="string">
            <text:p>Catégorie</text:p>
          </table:table-cell>
          <table:table-cell table:style-name="ce21" office:value-type="string" calcext:value-type="string">
            <text:p>Désignation</text:p>
          </table:table-cell>
          <table:table-cell table:style-name="ce21" office:value-type="string" calcext:value-type="string">
            <text:p>Détails</text:p>
          </table:table-cell>
          <table:table-cell table:style-name="ce21" office:value-type="string" calcext:value-type="string">
            <text:p>Quantité</text:p>
          </table:table-cell>
          <table:table-cell table:style-name="ce21" office:value-type="string" calcext:value-type="string">
            <text:p>Fournisseur</text:p>
          </table:table-cell>
          <table:table-cell table:style-name="ce70" office:value-type="string" calcext:value-type="string">
            <text:p>Lien</text:p>
          </table:table-cell>
          <table:table-cell table:style-name="ce21" office:value-type="string" calcext:value-type="string">
            <text:p>Prix unitaire</text:p>
          </table:table-cell>
          <table:table-cell table:style-name="ce21" office:value-type="string" calcext:value-type="string">
            <text:p>Prix totale</text:p>
          </table:table-cell>
          <table:table-cell table:style-name="ce108" office:value-type="string" calcext:value-type="string">
            <text:p>Sous totaux</text:p>
          </table:table-cell>
          <table:table-cell table:style-name="ce3" table:number-columns-repeated="1014"/>
        </table:table-row>
        <table:table-row table:style-name="ro4">
          <table:table-cell table:style-name="ce4"/>
          <table:table-cell table:style-name="ce16" office:value-type="string" calcext:value-type="string" table:number-columns-spanned="1" table:number-rows-spanned="13">
            <text:p>Électronique</text:p>
          </table:table-cell>
          <table:table-cell table:style-name="ce34" office:value-type="string" calcext:value-type="string">
            <text:p>Caméra HQ officielle</text:p>
          </table:table-cell>
          <table:table-cell table:style-name="ce34" office:value-type="string" calcext:value-type="string">
            <text:p>S’assurer que la bague C-CS soit fourni avec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Kubii</text:p>
          </table:table-cell>
          <table:table-cell table:style-name="ce71" office:value-type="string" calcext:value-type="string">
            <text:p>https://www.kubii.fr/cameras-capteurs/2950-camera-hq-officielle-633696492738.html?search_query=pi+camera+hq&amp;results=11</text:p>
          </table:table-cell>
          <table:table-cell table:style-name="ce90" office:value-type="currency" office:currency="EUR" office:value="59.9" calcext:value-type="currency">
            <text:p>59,90 €</text:p>
          </table:table-cell>
          <table:table-cell table:style-name="ce90" table:formula="of:=[.H6]*[.E6]" office:value-type="currency" office:currency="EUR" office:value="59.9" calcext:value-type="currency">
            <text:p>59,90 €</text:p>
          </table:table-cell>
          <table:table-cell table:style-name="ce109"/>
          <table:table-cell table:style-name="ce4" table:number-columns-repeated="1014"/>
        </table:table-row>
        <table:table-row table:style-name="ro4">
          <table:table-cell table:style-name="ce4"/>
          <table:covered-table-cell table:style-name="ce16"/>
          <table:table-cell table:style-name="ce35" office:value-type="string" calcext:value-type="string">
            <text:p>Raspberry Pi 4 </text:p>
          </table:table-cell>
          <table:table-cell table:style-name="ce35" office:value-type="string" calcext:value-type="string">
            <text:p>Choisir la raspberry à 2Go de ram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Kubii</text:p>
          </table:table-cell>
          <table:table-cell table:style-name="ce72" office:value-type="string" calcext:value-type="string">
            <text:p>https://www.kubii.fr/cartes-raspberry-pi/2771-nouveau-raspberry-pi-4-modele-b-2gb-0765756931175.html</text:p>
          </table:table-cell>
          <table:table-cell table:style-name="ce91" office:value-type="currency" office:currency="EUR" office:value="69.9" calcext:value-type="currency">
            <text:p>69,90 €</text:p>
          </table:table-cell>
          <table:table-cell table:style-name="ce91" table:formula="of:=[.H7]*[.E7]" office:value-type="currency" office:currency="EUR" office:value="69.9" calcext:value-type="currency">
            <text:p>69,90 €</text:p>
          </table:table-cell>
          <table:table-cell table:style-name="ce110"/>
          <table:table-cell table:style-name="ce4" table:number-columns-repeated="1014"/>
        </table:table-row>
        <table:table-row table:style-name="ro5">
          <table:table-cell table:style-name="ce4"/>
          <table:covered-table-cell table:style-name="ce16"/>
          <table:table-cell table:style-name="ce34" office:value-type="string" calcext:value-type="string">
            <text:p>Nappe de caméra 30cm</text:p>
          </table:table-cell>
          <table:table-cell table:style-name="ce34" office:value-type="string" calcext:value-type="string">
            <text:p>La caméra a beau être livré avec une nappe, celle-ci reste un peu courte pour notre application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Kubii</text:p>
          </table:table-cell>
          <table:table-cell table:style-name="ce71" office:value-type="string" calcext:value-type="string">
            <text:p>https://www.kubii.fr/cables-adaptateurs-convertisseurs/432-nappe-cable-pour-raspberry-pi-camera-kubii-3272496001411.html?search_query=nappe&amp;results=11#/28-dimensions-300mm_x_16mm_12_x_0_6</text:p>
          </table:table-cell>
          <table:table-cell table:style-name="ce90" office:value-type="currency" office:currency="EUR" office:value="0.96" calcext:value-type="currency">
            <text:p>0,96 €</text:p>
          </table:table-cell>
          <table:table-cell table:style-name="ce90" table:formula="of:=[.H8]*[.E8]" office:value-type="currency" office:currency="EUR" office:value="0.96" calcext:value-type="currency">
            <text:p>0,96 €</text:p>
          </table:table-cell>
          <table:table-cell table:style-name="ce110"/>
          <table:table-cell table:style-name="ce4" table:number-columns-repeated="1014"/>
        </table:table-row>
        <table:table-row table:style-name="ro4">
          <table:table-cell table:style-name="ce5"/>
          <table:covered-table-cell table:style-name="ce16"/>
          <table:table-cell table:style-name="ce35" office:value-type="string" calcext:value-type="string">
            <text:p>Carte micro SD 32Go</text:p>
          </table:table-cell>
          <table:table-cell table:style-name="ce35" office:value-type="string" calcext:value-type="string">
            <text:p>S’assurer que la vitesse d’écriture est à minima de 1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Conrad</text:p>
          </table:table-cell>
          <table:table-cell table:style-name="ce72" office:value-type="string" calcext:value-type="string">
            <text:p>https://www.conrad.fr/fr/p/carte-microsdhc-sandisk-extreme-pro-32-gb-class-10-uhs-i-uhs-class-3-v30-video-speed-class-avec-adaptateur-sd-stand-1553728.html</text:p>
          </table:table-cell>
          <table:table-cell table:style-name="ce53" office:value-type="float" office:value="19.99" calcext:value-type="float">
            <text:p>19,99</text:p>
          </table:table-cell>
          <table:table-cell table:style-name="ce91" table:formula="of:=[.H9]*[.E9]" office:value-type="currency" office:currency="EUR" office:value="19.99" calcext:value-type="currency">
            <text:p>19,99 €</text:p>
          </table:table-cell>
          <table:table-cell table:style-name="ce111"/>
          <table:table-cell table:style-name="ce5" table:number-columns-repeated="1014"/>
        </table:table-row>
        <table:table-row table:style-name="ro6">
          <table:table-cell table:style-name="ce5"/>
          <table:covered-table-cell table:style-name="ce16"/>
          <table:table-cell table:style-name="ce34" office:value-type="string" calcext:value-type="string">
            <text:p>Clé USB Ultra Fit 128Go</text:p>
          </table:table-cell>
          <table:table-cell table:style-name="ce34" office:value-type="string" calcext:value-type="string">
            <text:p>Minimum 32Go, Attrention s’assurer qu’il s’agit d’une clé ultra fit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Conrad</text:p>
          </table:table-cell>
          <table:table-cell table:style-name="ce71" office:value-type="string" calcext:value-type="string">
            <text:p>https://www.conrad.fr/fr/p/sandisk-cruzer-ultra-fit-cle-usb-128-gb-noir-sdcz430-128g-g46-usb-3-1-gen-1-1650714.html</text:p>
          </table:table-cell>
          <table:table-cell table:style-name="ce52" office:value-type="float" office:value="41.39" calcext:value-type="float">
            <text:p>41,39</text:p>
          </table:table-cell>
          <table:table-cell table:style-name="ce90" table:formula="of:=[.H10]*[.E10]" office:value-type="currency" office:currency="EUR" office:value="41.39" calcext:value-type="currency">
            <text:p>41,39 €</text:p>
          </table:table-cell>
          <table:table-cell table:style-name="ce111"/>
          <table:table-cell table:style-name="ce5" table:number-columns-repeated="1014"/>
        </table:table-row>
        <table:table-row table:style-name="ro7">
          <table:table-cell table:style-name="ce5"/>
          <table:covered-table-cell table:style-name="ce16"/>
          <table:table-cell table:style-name="ce35" office:value-type="string" calcext:value-type="string">
            <text:p>Module RTC DS3231</text:p>
          </table:table-cell>
          <table:table-cell table:style-name="ce35"/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Conrad</text:p>
          </table:table-cell>
          <table:table-cell table:style-name="ce72" office:value-type="string" calcext:value-type="string">
            <text:p>https://www.conrad.fr/fr/p/whadda-wpm352-carte-de-developpement-1-pc-s-2481900.html</text:p>
          </table:table-cell>
          <table:table-cell table:style-name="ce53" office:value-type="float" office:value="9.49" calcext:value-type="float">
            <text:p>9,49</text:p>
          </table:table-cell>
          <table:table-cell table:style-name="ce91" table:formula="of:=[.H11]*[.E11]" office:value-type="currency" office:currency="EUR" office:value="9.49" calcext:value-type="currency">
            <text:p>9,49 €</text:p>
          </table:table-cell>
          <table:table-cell table:style-name="ce111"/>
          <table:table-cell table:style-name="ce5" table:number-columns-repeated="1014"/>
        </table:table-row>
        <table:table-row table:style-name="ro7">
          <table:table-cell table:style-name="ce4"/>
          <table:covered-table-cell table:style-name="ce16"/>
          <table:table-cell table:style-name="ce34" office:value-type="string" calcext:value-type="string">
            <text:p>Module Relai Arduino </text:p>
          </table:table-cell>
          <table:table-cell table:style-name="ce34"/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Conrad</text:p>
          </table:table-cell>
          <table:table-cell table:style-name="ce71" office:value-type="string" calcext:value-type="string">
            <text:p>https://www.conrad.fr/fr/p/makerfactory-mf-6402384-module-relais-1-pc-s-convient-pour-kits-de-developpement-arduino-2134128.html</text:p>
          </table:table-cell>
          <table:table-cell table:style-name="ce90" office:value-type="currency" office:currency="EUR" office:value="3.97" calcext:value-type="currency">
            <text:p>3,97 €</text:p>
          </table:table-cell>
          <table:table-cell table:style-name="ce90" table:formula="of:=[.H12]*[.E12]" office:value-type="currency" office:currency="EUR" office:value="3.97" calcext:value-type="currency">
            <text:p>3,97 €</text:p>
          </table:table-cell>
          <table:table-cell table:style-name="ce110"/>
          <table:table-cell table:style-name="ce4" table:number-columns-repeated="1014"/>
        </table:table-row>
        <table:table-row table:style-name="ro6">
          <table:table-cell table:style-name="ce4"/>
          <table:covered-table-cell table:style-name="ce16"/>
          <table:table-cell table:style-name="ce35" office:value-type="string" calcext:value-type="string">
            <text:p>Indicateur de niveau de batterie 3S</text:p>
          </table:table-cell>
          <table:table-cell table:style-name="ce35" office:value-type="string" calcext:value-type="string">
            <text:p>S’assurer qe l’indicateur est dimensionné pour une batterie de 12v soit 3s en Lipo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Amazon</text:p>
          </table:table-cell>
          <table:table-cell table:style-name="ce72" office:value-type="string" calcext:value-type="string">
            <text:p>https://www.amazon.fr/Testeur-capacit%C3%A9-batterie-SENRISE-affichage/dp/B07S1MX32Z/ref=sr_1_28?__mk_fr_FR=%C3%85M%C3%85%C5%BD%C3%95%C3%91&amp;crid=19R8WBQXTA7C7&amp;keywords=indicateur+niveau+charge+batterie+3s&amp;qid=1664530459&amp;sprefix=indicateur+niveau+charge+batterie+3s+%2Caps%2C122&amp;sr=8-28</text:p>
          </table:table-cell>
          <table:table-cell table:style-name="ce91" office:value-type="currency" office:currency="EUR" office:value="7.95" calcext:value-type="currency">
            <text:p>7,95 €</text:p>
          </table:table-cell>
          <table:table-cell table:style-name="ce91" table:formula="of:=[.H13]*[.E13]" office:value-type="currency" office:currency="EUR" office:value="7.95" calcext:value-type="currency">
            <text:p>7,95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16"/>
          <table:table-cell table:style-name="ce34" office:value-type="string" calcext:value-type="string">
            <text:p>Résistances 220ohm</text:p>
          </table:table-cell>
          <table:table-cell table:style-name="ce34"/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Conrad</text:p>
          </table:table-cell>
          <table:table-cell table:style-name="ce71" office:value-type="string" calcext:value-type="string">
            <text:p>https://www.conrad.fr/fr/p/resistance-a-couche-carbone-yageo-cfr25j220rh-220-sortie-axiale-0207-0-25-w-1-pc-s-1417693.html</text:p>
          </table:table-cell>
          <table:table-cell table:style-name="ce90" office:value-type="currency" office:currency="EUR" office:value="0.08" calcext:value-type="currency">
            <text:p>0,08 €</text:p>
          </table:table-cell>
          <table:table-cell table:style-name="ce90" table:formula="of:=[.H14]*[.E14]" office:value-type="currency" office:currency="EUR" office:value="0.16" calcext:value-type="currency">
            <text:p>0,16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16"/>
          <table:table-cell table:style-name="ce35" office:value-type="string" calcext:value-type="string">
            <text:p>Résistances 1kohm</text:p>
          </table:table-cell>
          <table:table-cell table:style-name="ce35"/>
          <table:table-cell table:style-name="ce53" office:value-type="float" office:value="6" calcext:value-type="float">
            <text:p>6</text:p>
          </table:table-cell>
          <table:table-cell table:style-name="ce53" office:value-type="string" calcext:value-type="string">
            <text:p>Conrad</text:p>
          </table:table-cell>
          <table:table-cell table:style-name="ce72" office:value-type="string" calcext:value-type="string">
            <text:p>https://www.conrad.fr/fr/p/yageo-mf0207fte52-1k-resistance-a-couche-metallique-1-k-sortie-axiale-0207-0-6-w-1-1-pc-s-1417606.html</text:p>
          </table:table-cell>
          <table:table-cell table:style-name="ce91" office:value-type="currency" office:currency="EUR" office:value="0.14" calcext:value-type="currency">
            <text:p>0,14 €</text:p>
          </table:table-cell>
          <table:table-cell table:style-name="ce91" table:formula="of:=[.H15]*[.E15]" office:value-type="currency" office:currency="EUR" office:value="0.84" calcext:value-type="currency">
            <text:p>0,84 €</text:p>
          </table:table-cell>
          <table:table-cell table:style-name="ce110"/>
          <table:table-cell table:style-name="ce4" table:number-columns-repeated="1014"/>
        </table:table-row>
        <table:table-row table:style-name="ro8">
          <table:table-cell table:style-name="ce4"/>
          <table:covered-table-cell table:style-name="ce16"/>
          <table:table-cell table:style-name="ce34" office:value-type="string" calcext:value-type="string">
            <text:p>LED 5mm</text:p>
          </table:table-cell>
          <table:table-cell table:style-name="ce34" office:value-type="string" calcext:value-type="string">
            <text:p>On peut sélectionner 2 couleurs (1 verte et 1 rouge) Mais faire attention à la puissance pour la visibilité au soleil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Conrad</text:p>
          </table:table-cell>
          <table:table-cell table:style-name="ce71" office:value-type="string" calcext:value-type="string">
            <text:p>https://www.conrad.fr/fr/p/huiyuan-5034g3c-bua-b-led-vert-rond-5-mm-18000-mcd-15-20-ma-3-2-v-1526861.html</text:p>
          </table:table-cell>
          <table:table-cell table:style-name="ce90" office:value-type="currency" office:currency="EUR" office:value="0.94" calcext:value-type="currency">
            <text:p>0,94 €</text:p>
          </table:table-cell>
          <table:table-cell table:style-name="ce90" table:formula="of:=[.H16]*[.E16]" office:value-type="currency" office:currency="EUR" office:value="1.88" calcext:value-type="currency">
            <text:p>1,88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16"/>
          <table:table-cell table:style-name="ce35" office:value-type="string" calcext:value-type="string">
            <text:p>ILS (contact reed)</text:p>
          </table:table-cell>
          <table:table-cell table:style-name="ce35"/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Conrad</text:p>
          </table:table-cell>
          <table:table-cell table:style-name="ce72" office:value-type="string" calcext:value-type="string">
            <text:p>https://www.conrad.fr/fr/p/contact-reed-hamlin-mdcg-4-mdcg-4-1-no-t-200-v-dc-0-5-a-10-w-1-pc-s-506217.html</text:p>
          </table:table-cell>
          <table:table-cell table:style-name="ce91" office:value-type="currency" office:currency="EUR" office:value="1.9" calcext:value-type="currency">
            <text:p>1,90 €</text:p>
          </table:table-cell>
          <table:table-cell table:style-name="ce91" table:formula="of:=[.H17]*[.E17]" office:value-type="currency" office:currency="EUR" office:value="5.7" calcext:value-type="currency">
            <text:p>5,70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16"/>
          <table:table-cell table:style-name="ce36" office:value-type="string" calcext:value-type="string">
            <text:p>ILS (contact reed) étanche</text:p>
          </table:table-cell>
          <table:table-cell table:style-name="ce36"/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Conrad</text:p>
          </table:table-cell>
          <table:table-cell table:style-name="ce73" office:value-type="string" calcext:value-type="string">
            <text:p>https://www.conrad.fr/fr/p/contact-reed-hamlin-59025-3-t-02-a-59025-3-t-02-a-1-inverseur-rt-175-v-dc-0-25-a-5-w-1-pc-s-503645.html</text:p>
          </table:table-cell>
          <table:table-cell table:style-name="ce92" office:value-type="currency" office:currency="EUR" office:value="6.99" calcext:value-type="currency">
            <text:p>6,99 €</text:p>
          </table:table-cell>
          <table:table-cell table:style-name="ce92" table:formula="of:=[.H18]*[.E18]" office:value-type="currency" office:currency="EUR" office:value="6.99" calcext:value-type="currency">
            <text:p>6,99 €</text:p>
          </table:table-cell>
          <table:table-cell table:style-name="ce195"/>
          <table:table-cell table:style-name="ce4" table:number-columns-repeated="1014"/>
        </table:table-row>
        <table:table-row table:style-name="ro9">
          <table:table-cell table:style-name="ce4"/>
          <table:table-cell table:style-name="ce16"/>
          <table:table-cell table:style-name="ce36" office:value-type="string" calcext:value-type="string">
            <text:p>Objectif 4mm de focale</text:p>
          </table:table-cell>
          <table:table-cell table:style-name="ce36"/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Edmund Optics</text:p>
          </table:table-cell>
          <table:table-cell table:style-name="ce73" office:value-type="string" calcext:value-type="string">
            <text:p>edmundoptics.fr/p/4mm-uc-series-fixed-focal-length-lens/2966/</text:p>
          </table:table-cell>
          <table:table-cell table:style-name="ce92" office:value-type="currency" office:currency="EUR" office:value="220" calcext:value-type="currency">
            <text:p>220,00 €</text:p>
          </table:table-cell>
          <table:table-cell table:style-name="ce92" table:formula="of:=[.H19]*[.E19]" office:value-type="currency" office:currency="EUR" office:value="220" calcext:value-type="currency">
            <text:p>220,00 €</text:p>
          </table:table-cell>
          <table:table-cell table:style-name="ce112" table:formula="of:=SUM([.I6:.I19])" office:value-type="currency" office:currency="EUR" office:value="449.12" calcext:value-type="currency">
            <text:p>449,12 €</text:p>
          </table:table-cell>
          <table:table-cell table:style-name="ce4" table:number-columns-repeated="1014"/>
        </table:table-row>
        <table:table-row table:style-name="ro10">
          <table:table-cell table:style-name="ce4"/>
          <table:table-cell table:style-name="ce23"/>
          <table:table-cell table:style-name="ce37" table:number-columns-repeated="2"/>
          <table:table-cell table:style-name="ce31" table:number-columns-repeated="2"/>
          <table:table-cell table:style-name="ce74"/>
          <table:table-cell table:style-name="ce93" table:number-columns-repeated="2"/>
          <table:table-cell table:style-name="ce31"/>
          <table:table-cell table:style-name="ce4" table:number-columns-repeated="1014"/>
        </table:table-row>
        <table:table-row table:style-name="ro4">
          <table:table-cell table:style-name="ce4"/>
          <table:table-cell table:style-name="ce18" office:value-type="string" calcext:value-type="string" table:number-columns-spanned="1" table:number-rows-spanned="6">
            <text:p>Connectiques et câbles</text:p>
          </table:table-cell>
          <table:table-cell table:style-name="ce38" office:value-type="string" calcext:value-type="string">
            <text:p>Jeu de sertissage de connecteurs jst et dupont</text:p>
          </table:table-cell>
          <table:table-cell table:style-name="ce38"/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Amazon</text:p>
          </table:table-cell>
          <table:table-cell table:style-name="ce75" office:value-type="string" calcext:value-type="string">
            <text:p>https://www.amazon.fr/Preciva-Sertissage-Sertisseuse-Connecteurs-Connecteur/dp/B07QY7K5SW/ref=sr_1_20?__mk_fr_FR=%C3%85M%C3%85%C5%BD%C3%95%C3%91&amp;crid=2VV7GWT9HFAXD&amp;keywords=connecteur+jst&amp;qid=1664530597&amp;qu=eyJxc2MiOiI1LjQ0IiwicXNhIjoiNS4zNiIsInFzcCI6IjQuOTEifQ%3D%3D&amp;sprefix=connecteurs+jst%2Caps%2C167&amp;sr=8-20</text:p>
          </table:table-cell>
          <table:table-cell table:style-name="ce94" office:value-type="currency" office:currency="EUR" office:value="43.99" calcext:value-type="currency">
            <text:p>43,99 €</text:p>
          </table:table-cell>
          <table:table-cell table:style-name="ce94" table:formula="of:=[.H21]*[.E21]" office:value-type="currency" office:currency="EUR" office:value="43.99" calcext:value-type="currency">
            <text:p>43,99 €</text:p>
          </table:table-cell>
          <table:table-cell table:style-name="ce109"/>
          <table:table-cell table:style-name="ce4" table:number-columns-repeated="1014"/>
        </table:table-row>
        <table:table-row table:style-name="ro7">
          <table:table-cell table:style-name="ce6"/>
          <table:covered-table-cell table:style-name="ce18"/>
          <table:table-cell table:style-name="ce39" office:value-type="string" calcext:value-type="string">
            <text:p>Câbles silicone 14 AWG</text:p>
          </table:table-cell>
          <table:table-cell table:style-name="ce39"/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Intermodel</text:p>
          </table:table-cell>
          <table:table-cell table:style-name="ce76" office:value-type="string" calcext:value-type="string">
            <text:p>https://www.intermodel.fr/rallonges-fils/2620-fil-silicone-14-awg-212mm-rougenoir-2x1m-intermodel-fil-prise-rallonge-a2pro-cable-fil-silicone-cable-silicone-silicon-wire.html</text:p>
          </table:table-cell>
          <table:table-cell table:style-name="ce76" office:value-type="float" office:value="3.5" calcext:value-type="float">
            <text:p>3,5</text:p>
          </table:table-cell>
          <table:table-cell table:style-name="ce104" table:formula="of:=[.H22]*[.E22]" office:value-type="currency" office:currency="EUR" office:value="3.5" calcext:value-type="currency">
            <text:p>3,50 €</text:p>
          </table:table-cell>
          <table:table-cell table:style-name="ce113"/>
          <table:table-cell table:style-name="ce6" table:number-columns-repeated="1014"/>
        </table:table-row>
        <table:table-row table:style-name="ro7">
          <table:table-cell table:style-name="ce6"/>
          <table:covered-table-cell table:style-name="ce18"/>
          <table:table-cell table:style-name="ce38" office:value-type="string" calcext:value-type="string">
            <text:p>Connecteurs XT60 mâles</text:p>
          </table:table-cell>
          <table:table-cell table:style-name="ce38"/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Conrad</text:p>
          </table:table-cell>
          <table:table-cell table:style-name="ce77" office:value-type="string" calcext:value-type="string">
            <text:p>https://www.conrad.fr/fr/p/reely-re-6586515-fiche-male-pour-batterie-xt60-3-5-mm-a-souder-1-pc-s-2195505.html</text:p>
          </table:table-cell>
          <table:table-cell table:style-name="ce77" office:value-type="float" office:value="1.34" calcext:value-type="float">
            <text:p>1,34</text:p>
          </table:table-cell>
          <table:table-cell table:style-name="ce94" table:formula="of:=[.H23]*[.E23]" office:value-type="currency" office:currency="EUR" office:value="2.68" calcext:value-type="currency">
            <text:p>2,68 €</text:p>
          </table:table-cell>
          <table:table-cell table:style-name="ce113"/>
          <table:table-cell table:style-name="ce6" table:number-columns-repeated="1014"/>
        </table:table-row>
        <table:table-row table:style-name="ro7">
          <table:table-cell table:style-name="ce6"/>
          <table:covered-table-cell table:style-name="ce18"/>
          <table:table-cell table:style-name="ce39" office:value-type="string" calcext:value-type="string">
            <text:p>Connecteurs XT60 femelle</text:p>
          </table:table-cell>
          <table:table-cell table:style-name="ce39"/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Conrad</text:p>
          </table:table-cell>
          <table:table-cell table:style-name="ce76" office:value-type="string" calcext:value-type="string">
            <text:p>https://www.conrad.fr/fr/p/reely-re-6618948-prise-femelle-deluxe-pour-batterie-xt60h-3-5-mm-dore-e-a-souder-1-pc-s-2206316.html</text:p>
          </table:table-cell>
          <table:table-cell table:style-name="ce76" office:value-type="float" office:value="1.34" calcext:value-type="float">
            <text:p>1,34</text:p>
          </table:table-cell>
          <table:table-cell table:style-name="ce104" table:formula="of:=[.H24]*[.E24]" office:value-type="currency" office:currency="EUR" office:value="1.34" calcext:value-type="currency">
            <text:p>1,34 €</text:p>
          </table:table-cell>
          <table:table-cell table:style-name="ce113"/>
          <table:table-cell table:style-name="ce6" table:number-columns-repeated="1014"/>
        </table:table-row>
        <table:table-row table:style-name="ro7">
          <table:table-cell table:style-name="ce6"/>
          <table:covered-table-cell table:style-name="ce18"/>
          <table:table-cell table:style-name="ce38" office:value-type="string" calcext:value-type="string">
            <text:p>Jeu de gaines thermo-rétractable</text:p>
          </table:table-cell>
          <table:table-cell table:style-name="ce38"/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Amazon</text:p>
          </table:table-cell>
          <table:table-cell table:style-name="ce77" office:value-type="string" calcext:value-type="string">
            <text:p>https://www.amazon.fr/LIBERRWAR-Gaine-Thermor%C3%A9tractable-Tailles-Ratio/dp/B076KL5K1V/ref=sr_1_3_sspa?__mk_fr_FR=%C3%85M%C3%85%C5%BD%C3%95%C3%91&amp;crid=AQ274RZGXCK9&amp;keywords=gaine+thermo&amp;qid=1664532333&amp;qu=eyJxc2MiOiI1LjQ1IiwicXNhIjoiNC45MiIsInFzcCI6IjQuNjIifQ%3D%3D&amp;sprefix=gaine+thermo%2Caps%2C179&amp;sr=8-3-spons&amp;psc=1&amp;spLa=ZW5jcnlwdGVkUXVhbGlmaWVyPUFUM05GNVRLSzBOTzkmZW5jcnlwdGVkSWQ9QTA3ODEwNTQyOEZGSU5RVURES0hRJmVuY3J5cHRlZEFkSWQ9QTA0NzQxODIxTlM0NDVDRDJBSU9EJndpZGdldE5hbWU9c3BfYXRmJmFjdGlvbj1jbGlja1JlZGlyZWN0JmRvTm90TG9nQ2xpY2s9dHJ1ZQ==</text:p>
          </table:table-cell>
          <table:table-cell table:style-name="ce77" office:value-type="float" office:value="9.99" calcext:value-type="float">
            <text:p>9,99</text:p>
          </table:table-cell>
          <table:table-cell table:style-name="ce94" table:formula="of:=[.H25]*[.E25]" office:value-type="currency" office:currency="EUR" office:value="9.99" calcext:value-type="currency">
            <text:p>9,99 €</text:p>
          </table:table-cell>
          <table:table-cell table:style-name="ce113"/>
          <table:table-cell table:style-name="ce6" table:number-columns-repeated="1014"/>
        </table:table-row>
        <table:table-row table:style-name="ro7">
          <table:table-cell table:style-name="ce6"/>
          <table:covered-table-cell table:style-name="ce18"/>
          <table:table-cell table:style-name="ce39" office:value-type="string" calcext:value-type="string">
            <text:p>Jeu de connecteurs banannes</text:p>
          </table:table-cell>
          <table:table-cell table:style-name="ce39"/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Amazon</text:p>
          </table:table-cell>
          <table:table-cell table:style-name="ce76" office:value-type="string" calcext:value-type="string">
            <text:p>https://www.amazon.fr/GTIWUNG-Connecteur-Remplacement-Connecteurs-Batterie/dp/B083FNTK5R/ref=sr_1_7?__mk_fr_FR=%C3%85M%C3%85%C5%BD%C3%95%C3%91&amp;crid=OYE8LHRJWINE&amp;keywords=connecteur%2Bbanane&amp;qid=1664532402&amp;qu=eyJxc2MiOiI0Ljk4IiwicXNhIjoiNC43NyIsInFzcCI6IjQuNDQifQ%3D%3D&amp;sprefix=connecteurs%2Bbananes%2Caps%2C175&amp;sr=8-7&amp;th=1</text:p>
          </table:table-cell>
          <table:table-cell table:style-name="ce76" office:value-type="float" office:value="17.99" calcext:value-type="float">
            <text:p>17,99</text:p>
          </table:table-cell>
          <table:table-cell table:style-name="ce104" table:formula="of:=[.H26]*[.E26]" office:value-type="currency" office:currency="EUR" office:value="17.99" calcext:value-type="currency">
            <text:p>17,99 €</text:p>
          </table:table-cell>
          <table:table-cell table:style-name="ce114" table:formula="of:=SUM([.I21:.I26])" office:value-type="currency" office:currency="EUR" office:value="79.49" calcext:value-type="currency">
            <text:p>79,49 €</text:p>
          </table:table-cell>
          <table:table-cell table:style-name="ce6" table:number-columns-repeated="1014"/>
        </table:table-row>
        <table:table-row table:style-name="ro11">
          <table:table-cell table:style-name="ce4"/>
          <table:table-cell table:style-name="ce23"/>
          <table:table-cell table:style-name="ce37" table:number-columns-repeated="2"/>
          <table:table-cell table:style-name="ce31" table:number-columns-repeated="2"/>
          <table:table-cell table:style-name="ce74"/>
          <table:table-cell table:style-name="ce93" table:number-columns-repeated="2"/>
          <table:table-cell table:style-name="ce31"/>
          <table:table-cell table:style-name="ce4" table:number-columns-repeated="1014"/>
        </table:table-row>
        <table:table-row table:style-name="ro12">
          <table:table-cell table:style-name="ce4"/>
          <table:table-cell table:style-name="ce25" office:value-type="string" calcext:value-type="string" table:number-columns-spanned="1" table:number-rows-spanned="5">
            <text:p>Energie</text:p>
          </table:table-cell>
          <table:table-cell table:style-name="ce36" office:value-type="string" calcext:value-type="string">
            <text:p>Batterie Lipo 3s </text:p>
          </table:table-cell>
          <table:table-cell table:style-name="ce36" office:value-type="string" calcext:value-type="string">
            <text:p>Pour une plus grande autonomie on peut prévoir de mettre jusqu’à 4 batterie dans un KOSMOS. Le cas échéant, il faudra prévoir un connecteur en parallèle.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Intermodel</text:p>
          </table:table-cell>
          <table:table-cell table:style-name="ce73" office:value-type="string" calcext:value-type="string">
            <text:p>https://www.intermodel.fr/accus-batteries/4366-accu-lipo-brainergy-2200mah-3s-30c-rc-plus-lipo-accu-mah-2200.html</text:p>
          </table:table-cell>
          <table:table-cell table:style-name="ce92" office:value-type="currency" office:currency="EUR" office:value="17.9" calcext:value-type="currency">
            <text:p>17,90 €</text:p>
          </table:table-cell>
          <table:table-cell table:style-name="ce92" table:formula="of:=[.H28]*[.E28]" office:value-type="currency" office:currency="EUR" office:value="17.9" calcext:value-type="currency">
            <text:p>17,90 €</text:p>
          </table:table-cell>
          <table:table-cell table:style-name="ce109"/>
          <table:table-cell table:style-name="ce4" table:number-columns-repeated="1014"/>
        </table:table-row>
        <table:table-row table:style-name="ro4">
          <table:table-cell table:style-name="ce4"/>
          <table:covered-table-cell table:style-name="ce26"/>
          <table:table-cell table:style-name="ce40" office:value-type="string" calcext:value-type="string">
            <text:p>Convertisseur de tension de voiture 12v vers 5v</text:p>
          </table:table-cell>
          <table:table-cell table:style-name="ce40"/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Amazon</text:p>
          </table:table-cell>
          <table:table-cell table:style-name="ce78" office:value-type="string" calcext:value-type="string">
            <text:p>https://www.amazon.fr/riorand-voiture-Alimentation-convertisseur-module/dp/B00G890MIC</text:p>
          </table:table-cell>
          <table:table-cell table:style-name="ce95" office:value-type="currency" office:currency="EUR" office:value="16.43" calcext:value-type="currency">
            <text:p>16,43 €</text:p>
          </table:table-cell>
          <table:table-cell table:style-name="ce95" table:formula="of:=[.H29]*[.E29]" office:value-type="currency" office:currency="EUR" office:value="16.43" calcext:value-type="currency">
            <text:p>16,43 €</text:p>
          </table:table-cell>
          <table:table-cell table:style-name="ce110"/>
          <table:table-cell table:style-name="ce4" table:number-columns-repeated="1014"/>
        </table:table-row>
        <table:table-row table:style-name="ro4">
          <table:table-cell table:style-name="ce4"/>
          <table:covered-table-cell table:style-name="ce26"/>
          <table:table-cell table:style-name="ce36" office:value-type="string" calcext:value-type="string">
            <text:p>ESC <text:s/>BLHeli 30A</text:p>
          </table:table-cell>
          <table:table-cell table:style-name="ce36" office:value-type="string" calcext:value-type="string">
            <text:p>S’assurer qu’il convient à une batterie 3s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Intermodel</text:p>
          </table:table-cell>
          <table:table-cell table:style-name="ce73" office:value-type="string" calcext:value-type="string">
            <text:p>https://www.intermodel.fr/controleurs-variateurs/4848-esc-30a-blheli-emax-emax-controleur-6a-30a-emax-20a-12a-blheli-25a.html</text:p>
          </table:table-cell>
          <table:table-cell table:style-name="ce92" office:value-type="currency" office:currency="EUR" office:value="23.6" calcext:value-type="currency">
            <text:p>23,60 €</text:p>
          </table:table-cell>
          <table:table-cell table:style-name="ce92" table:formula="of:=[.H30]*[.E30]" office:value-type="currency" office:currency="EUR" office:value="23.6" calcext:value-type="currency">
            <text:p>23,60 €</text:p>
          </table:table-cell>
          <table:table-cell table:style-name="ce110"/>
          <table:table-cell table:style-name="ce4" table:number-columns-repeated="1014"/>
        </table:table-row>
        <table:table-row table:style-name="ro4">
          <table:table-cell table:style-name="ce4"/>
          <table:covered-table-cell table:style-name="ce26"/>
          <table:table-cell table:style-name="ce40" office:value-type="string" calcext:value-type="string">
            <text:p>Rallonge de charge de batterie Lipo 3S</text:p>
          </table:table-cell>
          <table:table-cell table:style-name="ce40" office:value-type="string" calcext:value-type="string">
            <text:p>Acheter autant de rallonge qu’il y aura de batteries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Intermedel</text:p>
          </table:table-cell>
          <table:table-cell table:style-name="ce78" office:value-type="string" calcext:value-type="string">
            <text:p>https://www.intermodel.fr/cordons-et-prises-de-charge/549-rallonge-pour-prise-equilibrage-3s-intermodel-rallonge-3s-rallonge-prise-equilibrage-3s.html</text:p>
          </table:table-cell>
          <table:table-cell table:style-name="ce95" office:value-type="currency" office:currency="EUR" office:value="1.1" calcext:value-type="currency">
            <text:p>1,10 €</text:p>
          </table:table-cell>
          <table:table-cell table:style-name="ce95" table:formula="of:=[.H31]*[.E31]" office:value-type="currency" office:currency="EUR" office:value="1.1" calcext:value-type="currency">
            <text:p>1,10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26"/>
          <table:table-cell table:style-name="ce36" office:value-type="string" calcext:value-type="string">
            <text:p>Moteur Brushless de F2838</text:p>
          </table:table-cell>
          <table:table-cell table:style-name="ce36" office:value-type="string" calcext:value-type="string">
            <text:p>S’assurer qu’il soit vendu câblé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Amazon</text:p>
          </table:table-cell>
          <table:table-cell table:style-name="ce73" office:value-type="string" calcext:value-type="string">
            <text:p>https://www.amazon.fr/Outrunner-Bateaux-%C3%89tanche-Moteur-Brushless/dp/B07WSGM7MD/ref=sr_1_6?__mk_fr_FR=%C3%85M%C3%85%C5%BD%C3%95%C3%91&amp;crid=2EVA1NOO2KTST&amp;keywords=moteur+F2838&amp;qid=1664528550&amp;s=toys&amp;sprefix=moteur+f2838%2Ctoys%2C227&amp;sr=1-6</text:p>
          </table:table-cell>
          <table:table-cell table:style-name="ce92" office:value-type="currency" office:currency="EUR" office:value="50.74" calcext:value-type="currency">
            <text:p>50,74 €</text:p>
          </table:table-cell>
          <table:table-cell table:style-name="ce92" table:formula="of:=[.H32]*[.E32]" office:value-type="currency" office:currency="EUR" office:value="50.74" calcext:value-type="currency">
            <text:p>50,74 €</text:p>
          </table:table-cell>
          <table:table-cell table:style-name="ce115" table:formula="of:=SUM([.I28:.I32])" office:value-type="currency" office:currency="EUR" office:value="109.77" calcext:value-type="currency">
            <text:p>109,77 €</text:p>
          </table:table-cell>
          <table:table-cell table:style-name="ce4" table:number-columns-repeated="1014"/>
        </table:table-row>
        <table:table-row table:style-name="ro13">
          <table:table-cell table:style-name="ce4"/>
          <table:table-cell table:style-name="ce23"/>
          <table:table-cell table:style-name="ce37" table:number-columns-repeated="2"/>
          <table:table-cell table:style-name="ce31" table:number-columns-repeated="2"/>
          <table:table-cell table:style-name="ce74"/>
          <table:table-cell table:style-name="ce93" table:number-columns-repeated="2"/>
          <table:table-cell table:style-name="ce31"/>
          <table:table-cell table:style-name="ce4" table:number-columns-repeated="1014"/>
        </table:table-row>
        <table:table-row table:style-name="ro7">
          <table:table-cell table:style-name="ce4"/>
          <table:table-cell table:style-name="ce22" office:value-type="string" calcext:value-type="string" table:number-columns-spanned="1" table:number-rows-spanned="9">
            <text:p>Etanchéité</text:p>
          </table:table-cell>
          <table:table-cell table:style-name="ce41" office:value-type="string" calcext:value-type="string">
            <text:p>Bouton rotatif étanche</text:p>
          </table:table-cell>
          <table:table-cell table:style-name="ce41"/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Rov Expert</text:p>
          </table:table-cell>
          <table:table-cell table:style-name="ce79" office:value-type="string" calcext:value-type="string">
            <text:p>https://rov-expert.fr/blue-robotics/101-Interrupteur.html</text:p>
          </table:table-cell>
          <table:table-cell table:style-name="ce58" office:value-type="float" office:value="21.144" calcext:value-type="float">
            <text:p>21,144</text:p>
          </table:table-cell>
          <table:table-cell table:style-name="ce105" table:formula="of:=[.H34]*[.E34]" office:value-type="currency" office:currency="EUR" office:value="21.144" calcext:value-type="currency">
            <text:p>21,14 €</text:p>
          </table:table-cell>
          <table:table-cell table:style-name="ce116"/>
          <table:table-cell table:style-name="ce1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2"/>
          <table:table-cell table:style-name="ce42" office:value-type="string" calcext:value-type="string">
            <text:p>Bouchon de purge</text:p>
          </table:table-cell>
          <table:table-cell table:style-name="ce42"/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Rov Expert</text:p>
          </table:table-cell>
          <table:table-cell table:style-name="ce80" office:value-type="string" calcext:value-type="string">
            <text:p>https://rov-expert.fr/blue-robotics/38-aeration-et-bouchon.html</text:p>
          </table:table-cell>
          <table:table-cell table:style-name="ce59" office:value-type="float" office:value="9.516" calcext:value-type="float">
            <text:p>9,516</text:p>
          </table:table-cell>
          <table:table-cell table:style-name="ce106" table:formula="of:=[.H35]*[.E35]" office:value-type="currency" office:currency="EUR" office:value="9.516" calcext:value-type="currency">
            <text:p>9,52 €</text:p>
          </table:table-cell>
          <table:table-cell table:style-name="ce117"/>
          <table:table-cell table:style-name="ce1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2"/>
          <table:table-cell table:style-name="ce41" office:value-type="string" calcext:value-type="string">
            <text:p>Capteur de pression Bar30</text:p>
          </table:table-cell>
          <table:table-cell table:style-name="ce41"/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Rov Expert</text:p>
          </table:table-cell>
          <table:table-cell table:style-name="ce79" office:value-type="string" calcext:value-type="string">
            <text:p>https://rov-expert.fr/blue-robotics/8-bar30-capteur-de-pression-haute-resolution-300m.html</text:p>
          </table:table-cell>
          <table:table-cell table:style-name="ce58" office:value-type="float" office:value="89.844" calcext:value-type="float">
            <text:p>89,844</text:p>
          </table:table-cell>
          <table:table-cell table:style-name="ce105" table:formula="of:=[.H36]*[.E36]" office:value-type="currency" office:currency="EUR" office:value="89.844" calcext:value-type="currency">
            <text:p>89,84 €</text:p>
          </table:table-cell>
          <table:table-cell table:style-name="ce117"/>
          <table:table-cell table:style-name="ce1"/>
          <table:table-cell table:style-name="ce4" table:number-columns-repeated="1013"/>
        </table:table-row>
        <table:table-row table:style-name="ro4">
          <table:table-cell table:style-name="ce4"/>
          <table:covered-table-cell table:style-name="ce22"/>
          <table:table-cell table:style-name="ce42" office:value-type="string" calcext:value-type="string">
            <text:p>Connecteur de cloison Cobalt M0</text:p>
          </table:table-cell>
          <table:table-cell table:style-name="ce42" office:value-type="string" calcext:value-type="string">
            <text:p>Sélectionner le connecteur à 3 contacts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string" calcext:value-type="string">
            <text:p>Rov Expert</text:p>
          </table:table-cell>
          <table:table-cell table:style-name="ce80" office:value-type="string" calcext:value-type="string">
            <text:p>https://rov-expert.fr/blue-trail-engineering/140-132-connecteur-de-cloison-cobalt-m10.html#/116-declinaison-3_contacts</text:p>
          </table:table-cell>
          <table:table-cell table:style-name="ce59" office:value-type="float" office:value="50.736" calcext:value-type="float">
            <text:p>50,736</text:p>
          </table:table-cell>
          <table:table-cell table:style-name="ce106" table:formula="of:=[.H37]*[.E37]" office:value-type="currency" office:currency="EUR" office:value="101.472" calcext:value-type="currency">
            <text:p>101,47 €</text:p>
          </table:table-cell>
          <table:table-cell table:style-name="ce117"/>
          <table:table-cell table:style-name="ce1"/>
          <table:table-cell table:style-name="ce4" table:number-columns-repeated="1013"/>
        </table:table-row>
        <table:table-row table:style-name="ro4">
          <table:table-cell table:style-name="ce4"/>
          <table:covered-table-cell table:style-name="ce22"/>
          <table:table-cell table:style-name="ce41" office:value-type="string" calcext:value-type="string">
            <text:p>Connecteur câblé cobalt</text:p>
          </table:table-cell>
          <table:table-cell table:style-name="ce41" office:value-type="string" calcext:value-type="string">
            <text:p>Sélectionner le connecteur à 3 contacts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Rov Expert</text:p>
          </table:table-cell>
          <table:table-cell table:style-name="ce79" office:value-type="string" calcext:value-type="string">
            <text:p>https://rov-expert.fr/blue-trail-engineering/141-136-connecteur-cobalt.html#/120-declinaison-3_broches_sur_un_cable_de_1_metre</text:p>
          </table:table-cell>
          <table:table-cell table:style-name="ce58" office:value-type="float" office:value="53.16" calcext:value-type="float">
            <text:p>53,16</text:p>
          </table:table-cell>
          <table:table-cell table:style-name="ce105" table:formula="of:=[.H38]*[.E38]" office:value-type="currency" office:currency="EUR" office:value="106.32" calcext:value-type="currency">
            <text:p>106,32 €</text:p>
          </table:table-cell>
          <table:table-cell table:style-name="ce117"/>
          <table:table-cell table:style-name="ce1"/>
          <table:table-cell table:style-name="ce4" table:number-columns-repeated="1013"/>
        </table:table-row>
        <table:table-row table:style-name="ro6">
          <table:table-cell table:style-name="ce4"/>
          <table:covered-table-cell table:style-name="ce22"/>
          <table:table-cell table:style-name="ce42" office:value-type="string" calcext:value-type="string">
            <text:p>Tape Aluminium 5 trous 4’’</text:p>
          </table:table-cell>
          <table:table-cell table:style-name="ce42" office:value-type="string" calcext:value-type="string">
            <text:p>Cette pièce est généralement fournie avec 6 vis de bonne longueur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Rov Expert</text:p>
          </table:table-cell>
          <table:table-cell table:style-name="ce80" office:value-type="string" calcext:value-type="string">
            <text:p>https://rov-expert.fr/blue-robotics/4-6-tape-aluminium.html#/6-declinaison-5_trous_4_</text:p>
          </table:table-cell>
          <table:table-cell table:style-name="ce59" office:value-type="float" office:value="25.08" calcext:value-type="float">
            <text:p>25,08</text:p>
          </table:table-cell>
          <table:table-cell table:style-name="ce106" table:formula="of:=[.H39]*[.E39]" office:value-type="currency" office:currency="EUR" office:value="25.08" calcext:value-type="currency">
            <text:p>25,08 €</text:p>
          </table:table-cell>
          <table:table-cell table:style-name="ce117"/>
          <table:table-cell table:style-name="ce1"/>
          <table:table-cell table:style-name="ce4" table:number-columns-repeated="1013"/>
        </table:table-row>
        <table:table-row table:style-name="ro6">
          <table:table-cell table:style-name="ce4"/>
          <table:covered-table-cell table:style-name="ce22"/>
          <table:table-cell table:style-name="ce41" office:value-type="string" calcext:value-type="string">
            <text:p>Tape acrylique transparente 4’’</text:p>
          </table:table-cell>
          <table:table-cell table:style-name="ce41" office:value-type="string" calcext:value-type="string">
            <text:p>Cette pièce est généralement fournie avec 6 vis de bonne longueur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Rov Expert</text:p>
          </table:table-cell>
          <table:table-cell table:style-name="ce79" office:value-type="string" calcext:value-type="string">
            <text:p>https://rov-expert.fr/blue-robotics/30-tape-acrylique-transparente.html</text:p>
          </table:table-cell>
          <table:table-cell table:style-name="ce58" office:value-type="float" office:value="15.852" calcext:value-type="float">
            <text:p>15,852</text:p>
          </table:table-cell>
          <table:table-cell table:style-name="ce105" table:formula="of:=[.H40]*[.E40]" office:value-type="currency" office:currency="EUR" office:value="15.852" calcext:value-type="currency">
            <text:p>15,85 €</text:p>
          </table:table-cell>
          <table:table-cell table:style-name="ce117"/>
          <table:table-cell table:style-name="ce1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2"/>
          <table:table-cell table:style-name="ce42" office:value-type="string" calcext:value-type="string">
            <text:p>Brides de tube 4’’</text:p>
          </table:table-cell>
          <table:table-cell table:style-name="ce42"/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Rov Expert</text:p>
          </table:table-cell>
          <table:table-cell table:style-name="ce80" office:value-type="string" calcext:value-type="string">
            <text:p>https://rov-expert.fr/blue-robotics/69-57-bride.html#/44-declinaison-serie_4</text:p>
          </table:table-cell>
          <table:table-cell table:style-name="ce59" office:value-type="float" office:value="30.936" calcext:value-type="float">
            <text:p>30,936</text:p>
          </table:table-cell>
          <table:table-cell table:style-name="ce106" table:formula="of:=[.H41]*[.E41]" office:value-type="currency" office:currency="EUR" office:value="30.936" calcext:value-type="currency">
            <text:p>30,94 €</text:p>
          </table:table-cell>
          <table:table-cell table:style-name="ce117"/>
          <table:table-cell table:style-name="ce1"/>
          <table:table-cell table:style-name="ce4" table:number-columns-repeated="1013"/>
        </table:table-row>
        <table:table-row table:style-name="ro4">
          <table:table-cell table:style-name="ce4"/>
          <table:covered-table-cell table:style-name="ce22"/>
          <table:table-cell table:style-name="ce41" office:value-type="string" calcext:value-type="string">
            <text:p>Tub acrylique 4’’ de 298mm de longueur</text:p>
          </table:table-cell>
          <table:table-cell table:style-name="ce41"/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Rov Expert</text:p>
          </table:table-cell>
          <table:table-cell table:style-name="ce79" office:value-type="string" calcext:value-type="string">
            <text:p>https://rov-expert.fr/blue-robotics/28-19-tube-acrylique.html#/16-declinaison-4_298mm</text:p>
          </table:table-cell>
          <table:table-cell table:style-name="ce58" office:value-type="float" office:value="111.48" calcext:value-type="float">
            <text:p>111,48</text:p>
          </table:table-cell>
          <table:table-cell table:style-name="ce105" table:formula="of:=[.H42]*[.E42]" office:value-type="currency" office:currency="EUR" office:value="111.48" calcext:value-type="currency">
            <text:p>111,48 €</text:p>
          </table:table-cell>
          <table:table-cell table:style-name="ce112" table:formula="of:=SUM([.I34:.I42])" office:value-type="currency" office:currency="EUR" office:value="511.644" calcext:value-type="currency">
            <text:p>511,64 €</text:p>
          </table:table-cell>
          <table:table-cell table:style-name="ce1"/>
          <table:table-cell table:style-name="ce4" table:number-columns-repeated="1013"/>
        </table:table-row>
        <table:table-row table:style-name="ro14">
          <table:table-cell table:style-name="ce4"/>
          <table:table-cell table:style-name="ce23"/>
          <table:table-cell table:style-name="ce37" table:number-columns-repeated="2"/>
          <table:table-cell table:style-name="ce31" table:number-columns-repeated="2"/>
          <table:table-cell table:style-name="ce74"/>
          <table:table-cell table:style-name="ce93" table:number-columns-repeated="2"/>
          <table:table-cell table:style-name="ce31"/>
          <table:table-cell table:style-name="ce1"/>
          <table:table-cell table:style-name="ce4" table:number-columns-repeated="1013"/>
        </table:table-row>
        <table:table-row table:style-name="ro5">
          <table:table-cell table:style-name="ce4"/>
          <table:table-cell table:style-name="ce24" office:value-type="string" calcext:value-type="string" table:number-columns-spanned="1" table:number-rows-spanned="30">
            <text:p>Visserie</text:p>
          </table:table-cell>
          <table:table-cell table:style-name="ce43" office:value-type="string" calcext:value-type="string">
            <text:p>Tube Inox A4 10mm*1</text:p>
          </table:table-cell>
          <table:table-cell table:style-name="ce43" office:value-type="string" calcext:value-type="string">
            <text:p>s’assurer que le diamètre interne soit bien de 8mm au minimum. 1 mètre de longueur suffira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Acier au Détail</text:p>
          </table:table-cell>
          <table:table-cell table:style-name="ce81" office:value-type="string" calcext:value-type="string">
            <text:p>https://www.acier-detail-decoupe.fr/aciers-inox/1348-inox-etire-316l-14087.html</text:p>
          </table:table-cell>
          <table:table-cell table:style-name="ce179" office:value-type="currency" office:currency="EUR" office:value="17.94" calcext:value-type="currency">
            <text:p>17,94 €</text:p>
          </table:table-cell>
          <table:table-cell table:style-name="ce179" table:formula="of:=[.H44]*[.E44]" office:value-type="currency" office:currency="EUR" office:value="17.94" calcext:value-type="currency">
            <text:p>17,94 €</text:p>
          </table:table-cell>
          <table:table-cell table:style-name="ce109"/>
          <table:table-cell table:style-name="ce4" table:number-columns-repeated="1014"/>
        </table:table-row>
        <table:table-row table:style-name="ro7">
          <table:table-cell table:style-name="ce4"/>
          <table:covered-table-cell table:style-name="ce24"/>
          <table:table-cell table:style-name="ce44" office:value-type="string" calcext:value-type="string">
            <text:p>Tige Inox M8</text:p>
          </table:table-cell>
          <table:table-cell table:style-name="ce44"/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Bricovis</text:p>
          </table:table-cell>
          <table:table-cell table:style-name="ce82" office:value-type="string" calcext:value-type="string">
            <text:p>https://www.bricovis.fr/produit-tige-filetee-inox-a4-din-975-tigea4/#TIGE08A4</text:p>
          </table:table-cell>
          <table:table-cell table:style-name="ce176" office:value-type="currency" office:currency="EUR" office:value="5.88" calcext:value-type="currency">
            <text:p>5,88 €</text:p>
          </table:table-cell>
          <table:table-cell table:style-name="ce176" table:formula="of:=[.H45]*[.E45]" office:value-type="currency" office:currency="EUR" office:value="5.88" calcext:value-type="currency">
            <text:p>5,88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5" office:value-type="string" calcext:value-type="string">
            <text:p>Vis TCHC M2,5*5mm</text:p>
          </table:table-cell>
          <table:table-cell table:style-name="ce45"/>
          <table:table-cell table:style-name="ce62" office:value-type="float" office:value="4" calcext:value-type="float">
            <text:p>4</text:p>
          </table:table-cell>
          <table:table-cell table:style-name="ce62" office:value-type="string" calcext:value-type="string">
            <text:p>Bricovis</text:p>
          </table:table-cell>
          <table:table-cell table:style-name="ce83" office:value-type="string" calcext:value-type="string">
            <text:p>https://www.bricovis.fr/produit-vis-a-tete-cylindrique-hexagonale-creuse-inox-a4-filetage-total-din-912-tchca4ef/#TCHC02.5/005A4EF</text:p>
          </table:table-cell>
          <table:table-cell table:style-name="ce177" office:value-type="currency" office:currency="EUR" office:value="0.108" calcext:value-type="currency">
            <text:p>0,11 €</text:p>
          </table:table-cell>
          <table:table-cell table:style-name="ce179" table:formula="of:=[.H46]*[.E46]" office:value-type="currency" office:currency="EUR" office:value="0.432" calcext:value-type="currency">
            <text:p>0,43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6" office:value-type="string" calcext:value-type="string">
            <text:p>Vis TCHC M2,5*6mm</text:p>
          </table:table-cell>
          <table:table-cell table:style-name="ce46"/>
          <table:table-cell table:style-name="ce63" office:value-type="float" office:value="8" calcext:value-type="float">
            <text:p>8</text:p>
          </table:table-cell>
          <table:table-cell table:style-name="ce61" office:value-type="string" calcext:value-type="string">
            <text:p>Bricovis</text:p>
          </table:table-cell>
          <table:table-cell table:style-name="ce84" office:value-type="string" calcext:value-type="string">
            <text:p>https://www.bricovis.fr/produit-vis-a-tete-cylindrique-hexagonale-creuse-inox-a4-filetage-total-din-912-tchca4ef/#TCHC02.5/006A4EF</text:p>
          </table:table-cell>
          <table:table-cell table:style-name="ce178" office:value-type="currency" office:currency="EUR" office:value="0.108" calcext:value-type="currency">
            <text:p>0,11 €</text:p>
          </table:table-cell>
          <table:table-cell table:style-name="ce176" table:formula="of:=[.H47]*[.E47]" office:value-type="currency" office:currency="EUR" office:value="0.864" calcext:value-type="currency">
            <text:p>0,86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5" office:value-type="string" calcext:value-type="string">
            <text:p>Vis TCHC M2,5*12mm</text:p>
          </table:table-cell>
          <table:table-cell table:style-name="ce45"/>
          <table:table-cell table:style-name="ce62" office:value-type="float" office:value="9" calcext:value-type="float">
            <text:p>9</text:p>
          </table:table-cell>
          <table:table-cell table:style-name="ce62" office:value-type="string" calcext:value-type="string">
            <text:p>Bricovis</text:p>
          </table:table-cell>
          <table:table-cell table:style-name="ce83" office:value-type="string" calcext:value-type="string">
            <text:p>https://www.bricovis.fr/produit-vis-a-tete-cylindrique-hexagonale-creuse-inox-a4-filetage-total-din-912-tchca4ef/#TCHC02.5/012A4EF</text:p>
          </table:table-cell>
          <table:table-cell table:style-name="ce177" office:value-type="currency" office:currency="EUR" office:value="0.144" calcext:value-type="currency">
            <text:p>0,14 €</text:p>
          </table:table-cell>
          <table:table-cell table:style-name="ce179" table:formula="of:=[.H48]*[.E48]" office:value-type="currency" office:currency="EUR" office:value="1.296" calcext:value-type="currency">
            <text:p>1,30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6" office:value-type="string" calcext:value-type="string">
            <text:p>Vis TCHC M2,5*18mm</text:p>
          </table:table-cell>
          <table:table-cell table:style-name="ce46"/>
          <table:table-cell table:style-name="ce63" office:value-type="float" office:value="3" calcext:value-type="float">
            <text:p>3</text:p>
          </table:table-cell>
          <table:table-cell table:style-name="ce61" office:value-type="string" calcext:value-type="string">
            <text:p>Bricovis</text:p>
          </table:table-cell>
          <table:table-cell table:style-name="ce84" office:value-type="string" calcext:value-type="string">
            <text:p>https://www.bricovis.fr/produit-vis-a-tete-cylindrique-hexagonale-creuse-inox-a4-filetage-total-din-912-tchca4ef/#TCHC02.5/018A4EF</text:p>
          </table:table-cell>
          <table:table-cell table:style-name="ce178" office:value-type="currency" office:currency="EUR" office:value="0.18" calcext:value-type="currency">
            <text:p>0,18 €</text:p>
          </table:table-cell>
          <table:table-cell table:style-name="ce176" table:formula="of:=[.H49]*[.E49]" office:value-type="currency" office:currency="EUR" office:value="0.54" calcext:value-type="currency">
            <text:p>0,54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5" office:value-type="string" calcext:value-type="string">
            <text:p>Vis TCHC M3*5mm</text:p>
          </table:table-cell>
          <table:table-cell table:style-name="ce45"/>
          <table:table-cell table:style-name="ce62" office:value-type="float" office:value="2" calcext:value-type="float">
            <text:p>2</text:p>
          </table:table-cell>
          <table:table-cell table:style-name="ce62" office:value-type="string" calcext:value-type="string">
            <text:p>Bricovis</text:p>
          </table:table-cell>
          <table:table-cell table:style-name="ce83" office:value-type="string" calcext:value-type="string">
            <text:p>https://www.bricovis.fr/produit-vis-a-tete-cylindrique-hexagonale-creuse-inox-a4-filetage-total-din-912-tchca4ef/#TCHC03/005A4</text:p>
          </table:table-cell>
          <table:table-cell table:style-name="ce177" office:value-type="currency" office:currency="EUR" office:value="0.096" calcext:value-type="currency">
            <text:p>0,10 €</text:p>
          </table:table-cell>
          <table:table-cell table:style-name="ce179" table:formula="of:=[.H50]*[.E50]" office:value-type="currency" office:currency="EUR" office:value="0.192" calcext:value-type="currency">
            <text:p>0,19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6" office:value-type="string" calcext:value-type="string">
            <text:p>Vis TCHC M3*8mm</text:p>
          </table:table-cell>
          <table:table-cell table:style-name="ce46"/>
          <table:table-cell table:style-name="ce63" office:value-type="float" office:value="6" calcext:value-type="float">
            <text:p>6</text:p>
          </table:table-cell>
          <table:table-cell table:style-name="ce61" office:value-type="string" calcext:value-type="string">
            <text:p>Bricovis</text:p>
          </table:table-cell>
          <table:table-cell table:style-name="ce84" office:value-type="string" calcext:value-type="string">
            <text:p>https://www.bricovis.fr/produit-vis-a-tete-cylindrique-hexagonale-creuse-inox-a4-filetage-total-din-912-tchca4ef/#TCHC03/008A4EF</text:p>
          </table:table-cell>
          <table:table-cell table:style-name="ce178" office:value-type="currency" office:currency="EUR" office:value="0.084" calcext:value-type="currency">
            <text:p>0,08 €</text:p>
          </table:table-cell>
          <table:table-cell table:style-name="ce176" table:formula="of:=[.H51]*[.E51]" office:value-type="currency" office:currency="EUR" office:value="0.504" calcext:value-type="currency">
            <text:p>0,50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5" office:value-type="string" calcext:value-type="string">
            <text:p>Vis TCHC M3*10mm</text:p>
          </table:table-cell>
          <table:table-cell table:style-name="ce45"/>
          <table:table-cell table:style-name="ce62" office:value-type="float" office:value="6" calcext:value-type="float">
            <text:p>6</text:p>
          </table:table-cell>
          <table:table-cell table:style-name="ce62" office:value-type="string" calcext:value-type="string">
            <text:p>Bricovis</text:p>
          </table:table-cell>
          <table:table-cell table:style-name="ce83" office:value-type="string" calcext:value-type="string">
            <text:p>https://www.bricovis.fr/produit-vis-a-tete-cylindrique-hexagonale-creuse-inox-a4-filetage-total-din-912-tchca4ef/#TCHC03/010A4EF</text:p>
          </table:table-cell>
          <table:table-cell table:style-name="ce177" office:value-type="currency" office:currency="EUR" office:value="0.084" calcext:value-type="currency">
            <text:p>0,08 €</text:p>
          </table:table-cell>
          <table:table-cell table:style-name="ce179" table:formula="of:=[.H52]*[.E52]" office:value-type="currency" office:currency="EUR" office:value="0.504" calcext:value-type="currency">
            <text:p>0,50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6" office:value-type="string" calcext:value-type="string">
            <text:p>Vis TCHC M3*14mm</text:p>
          </table:table-cell>
          <table:table-cell table:style-name="ce46"/>
          <table:table-cell table:style-name="ce63" office:value-type="float" office:value="19" calcext:value-type="float">
            <text:p>19</text:p>
          </table:table-cell>
          <table:table-cell table:style-name="ce61" office:value-type="string" calcext:value-type="string">
            <text:p>Bricovis</text:p>
          </table:table-cell>
          <table:table-cell table:style-name="ce84" office:value-type="string" calcext:value-type="string">
            <text:p>https://www.bricovis.fr/produit-vis-a-tete-cylindrique-hexagonale-creuse-inox-a4-filetage-total-din-912-tchca4ef/#TCHC03/014A4EF</text:p>
          </table:table-cell>
          <table:table-cell table:style-name="ce178" office:value-type="currency" office:currency="EUR" office:value="0.132" calcext:value-type="currency">
            <text:p>0,13 €</text:p>
          </table:table-cell>
          <table:table-cell table:style-name="ce176" table:formula="of:=[.H53]*[.E53]" office:value-type="currency" office:currency="EUR" office:value="2.508" calcext:value-type="currency">
            <text:p>2,51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5" office:value-type="string" calcext:value-type="string">
            <text:p>Vis TCHC M3*16mm</text:p>
          </table:table-cell>
          <table:table-cell table:style-name="ce45"/>
          <table:table-cell table:style-name="ce62" office:value-type="float" office:value="2" calcext:value-type="float">
            <text:p>2</text:p>
          </table:table-cell>
          <table:table-cell table:style-name="ce62" office:value-type="string" calcext:value-type="string">
            <text:p>Bricovis</text:p>
          </table:table-cell>
          <table:table-cell table:style-name="ce83" office:value-type="string" calcext:value-type="string">
            <text:p>https://www.bricovis.fr/produit-vis-a-tete-cylindrique-hexagonale-creuse-inox-a4-filetage-total-din-912-tchca4ef/#TCHC03/016A4EF</text:p>
          </table:table-cell>
          <table:table-cell table:style-name="ce177" office:value-type="currency" office:currency="EUR" office:value="0.108" calcext:value-type="currency">
            <text:p>0,11 €</text:p>
          </table:table-cell>
          <table:table-cell table:style-name="ce179" table:formula="of:=[.H54]*[.E54]" office:value-type="currency" office:currency="EUR" office:value="0.216" calcext:value-type="currency">
            <text:p>0,22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6" office:value-type="string" calcext:value-type="string">
            <text:p>Vis TCHC M3*18mm</text:p>
          </table:table-cell>
          <table:table-cell table:style-name="ce46"/>
          <table:table-cell table:style-name="ce63" office:value-type="float" office:value="4" calcext:value-type="float">
            <text:p>4</text:p>
          </table:table-cell>
          <table:table-cell table:style-name="ce61" office:value-type="string" calcext:value-type="string">
            <text:p>Bricovis</text:p>
          </table:table-cell>
          <table:table-cell table:style-name="ce84" office:value-type="string" calcext:value-type="string">
            <text:p>https://www.bricovis.fr/produit-vis-a-tete-cylindrique-hexagonale-creuse-inox-a4-filetage-total-din-912-tchca4ef/#TCHC03/018A4EF</text:p>
          </table:table-cell>
          <table:table-cell table:style-name="ce178" office:value-type="currency" office:currency="EUR" office:value="0.168" calcext:value-type="currency">
            <text:p>0,17 €</text:p>
          </table:table-cell>
          <table:table-cell table:style-name="ce176" table:formula="of:=[.H55]*[.E55]" office:value-type="currency" office:currency="EUR" office:value="0.672" calcext:value-type="currency">
            <text:p>0,67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5" office:value-type="string" calcext:value-type="string">
            <text:p>Vis TCHC M3*40mm</text:p>
          </table:table-cell>
          <table:table-cell table:style-name="ce45"/>
          <table:table-cell table:style-name="ce62" office:value-type="float" office:value="3" calcext:value-type="float">
            <text:p>3</text:p>
          </table:table-cell>
          <table:table-cell table:style-name="ce62" office:value-type="string" calcext:value-type="string">
            <text:p>Bricovis</text:p>
          </table:table-cell>
          <table:table-cell table:style-name="ce83" office:value-type="string" calcext:value-type="string">
            <text:p>https://www.bricovis.fr/produit-vis-a-tete-cylindrique-hexagonale-creuse-inox-a4-filetage-partiel-din-912-tchca4pf/?gclid=CjwKCAjw6raYBhB7EiwABge5KvNUn9Ks6uBn3BXr05G3xM24I59uFrZWAocoSc6wbBDW-5f2KBPg7xoCzMUQAvD_BwE#TCHC03/040A4PF</text:p>
          </table:table-cell>
          <table:table-cell table:style-name="ce177" office:value-type="currency" office:currency="EUR" office:value="0.192" calcext:value-type="currency">
            <text:p>0,19 €</text:p>
          </table:table-cell>
          <table:table-cell table:style-name="ce179" table:formula="of:=[.H56]*[.E56]" office:value-type="currency" office:currency="EUR" office:value="0.576" calcext:value-type="currency">
            <text:p>0,58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6" office:value-type="string" calcext:value-type="string">
            <text:p>Vis TCHC M4*30mm</text:p>
          </table:table-cell>
          <table:table-cell table:style-name="ce46"/>
          <table:table-cell table:style-name="ce63" office:value-type="float" office:value="2" calcext:value-type="float">
            <text:p>2</text:p>
          </table:table-cell>
          <table:table-cell table:style-name="ce61" office:value-type="string" calcext:value-type="string">
            <text:p>Bricovis</text:p>
          </table:table-cell>
          <table:table-cell table:style-name="ce84" office:value-type="string" calcext:value-type="string">
            <text:p>https://www.bricovis.fr/produit-vis-a-tete-cylindrique-hexagonale-creuse-inox-a4-filetage-partiel-din-912-tchca4pf/?gclid=CjwKCAjw6raYBhB7EiwABge5KvNUn9Ks6uBn3BXr05G3xM24I59uFrZWAocoSc6wbBDW-5f2KBPg7xoCzMUQAvD_BwE#TCHC04/030A4PF</text:p>
          </table:table-cell>
          <table:table-cell table:style-name="ce178" office:value-type="currency" office:currency="EUR" office:value="0.168" calcext:value-type="currency">
            <text:p>0,17 €</text:p>
          </table:table-cell>
          <table:table-cell table:style-name="ce176" table:formula="of:=[.H57]*[.E57]" office:value-type="currency" office:currency="EUR" office:value="0.336" calcext:value-type="currency">
            <text:p>0,34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5" office:value-type="string" calcext:value-type="string">
            <text:p>Vis TCHC M5*30mm</text:p>
          </table:table-cell>
          <table:table-cell table:style-name="ce43"/>
          <table:table-cell table:style-name="ce60" office:value-type="float" office:value="2" calcext:value-type="float">
            <text:p>2</text:p>
          </table:table-cell>
          <table:table-cell table:style-name="ce62" office:value-type="string" calcext:value-type="string">
            <text:p>Bricovis</text:p>
          </table:table-cell>
          <table:table-cell table:style-name="ce81" office:value-type="string" calcext:value-type="string">
            <text:p>https://www.bricovis.fr/produit-vis-a-tete-cylindrique-hexagonale-creuse-inox-a4-filetage-partiel-din-912-tchca4pf/?gclid=CjwKCAjw6raYBhB7EiwABge5KvNUn9Ks6uBn3BXr05G3xM24I59uFrZWAocoSc6wbBDW-5f2KBPg7xoCzMUQAvD_BwE#TCHC05/030A4PF</text:p>
          </table:table-cell>
          <table:table-cell table:style-name="ce179" office:value-type="currency" office:currency="EUR" office:value="0.264" calcext:value-type="currency">
            <text:p>0,26 €</text:p>
          </table:table-cell>
          <table:table-cell table:style-name="ce179" table:formula="of:=[.H58]*[.E58]" office:value-type="currency" office:currency="EUR" office:value="0.528" calcext:value-type="currency">
            <text:p>0,53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4" office:value-type="string" calcext:value-type="string">
            <text:p>Vis TF M3*20mm</text:p>
          </table:table-cell>
          <table:table-cell table:style-name="ce44"/>
          <table:table-cell table:style-name="ce61" office:value-type="float" office:value="4" calcext:value-type="float">
            <text:p>4</text:p>
          </table:table-cell>
          <table:table-cell table:style-name="ce61" office:value-type="string" calcext:value-type="string">
            <text:p>Bricovis</text:p>
          </table:table-cell>
          <table:table-cell table:style-name="ce82" office:value-type="string" calcext:value-type="string">
            <text:p>https://www.bricovis.fr/produit-vis-a-tete-fraisee-inox-a4-din-963-tffa4/#TF03/020A4</text:p>
          </table:table-cell>
          <table:table-cell table:style-name="ce176" office:value-type="currency" office:currency="EUR" office:value="0.084" calcext:value-type="currency">
            <text:p>0,08 €</text:p>
          </table:table-cell>
          <table:table-cell table:style-name="ce176" table:formula="of:=[.H59]*[.E59]" office:value-type="currency" office:currency="EUR" office:value="0.336" calcext:value-type="currency">
            <text:p>0,34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3" office:value-type="string" calcext:value-type="string">
            <text:p>Vis TFHC M5*20mm</text:p>
          </table:table-cell>
          <table:table-cell table:style-name="ce43"/>
          <table:table-cell table:style-name="ce60" office:value-type="float" office:value="1" calcext:value-type="float">
            <text:p>1</text:p>
          </table:table-cell>
          <table:table-cell table:style-name="ce62" office:value-type="string" calcext:value-type="string">
            <text:p>Bricovis</text:p>
          </table:table-cell>
          <table:table-cell table:style-name="ce81" office:value-type="string" calcext:value-type="string">
            <text:p>https://www.bricovis.fr/produit-vis-a-tete-fraisee-hexagonale-creuse-filetage-total-inox-a4-din-7991-tfhca4/#TFHC05/020A4EF</text:p>
          </table:table-cell>
          <table:table-cell table:style-name="ce179" office:value-type="currency" office:currency="EUR" office:value="0.168" calcext:value-type="currency">
            <text:p>0,17 €</text:p>
          </table:table-cell>
          <table:table-cell table:style-name="ce179" table:formula="of:=[.H60]*[.E60]" office:value-type="currency" office:currency="EUR" office:value="0.168" calcext:value-type="currency">
            <text:p>0,17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4" office:value-type="string" calcext:value-type="string">
            <text:p>Vis TH M5*20mm</text:p>
          </table:table-cell>
          <table:table-cell table:style-name="ce44"/>
          <table:table-cell table:style-name="ce61" office:value-type="float" office:value="2" calcext:value-type="float">
            <text:p>2</text:p>
          </table:table-cell>
          <table:table-cell table:style-name="ce61" office:value-type="string" calcext:value-type="string">
            <text:p>Bricovis</text:p>
          </table:table-cell>
          <table:table-cell table:style-name="ce82" office:value-type="string" calcext:value-type="string">
            <text:p>https://www.bricovis.fr/produit-vis-a-tete-hexagonale-inox-a4-filetage-total-din-933-tha4ef/#TH05/020A4EF</text:p>
          </table:table-cell>
          <table:table-cell table:style-name="ce176" office:value-type="currency" office:currency="EUR" office:value="0.18" calcext:value-type="currency">
            <text:p>0,18 €</text:p>
          </table:table-cell>
          <table:table-cell table:style-name="ce176" table:formula="of:=[.H61]*[.E61]" office:value-type="currency" office:currency="EUR" office:value="0.36" calcext:value-type="currency">
            <text:p>0,36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3" office:value-type="string" calcext:value-type="string">
            <text:p>Vis TFHC M5*20mm</text:p>
          </table:table-cell>
          <table:table-cell table:style-name="ce43"/>
          <table:table-cell table:style-name="ce60" office:value-type="float" office:value="4" calcext:value-type="float">
            <text:p>4</text:p>
          </table:table-cell>
          <table:table-cell table:style-name="ce62" office:value-type="string" calcext:value-type="string">
            <text:p>Bricovis</text:p>
          </table:table-cell>
          <table:table-cell table:style-name="ce81" office:value-type="string" calcext:value-type="string">
            <text:p>https://www.bricovis.fr/produit-vis-a-tete-fraisee-hexagonale-creuse-filetage-total-inox-a4-din-7991-tfhca4/#TFHC05/020A4EF</text:p>
          </table:table-cell>
          <table:table-cell table:style-name="ce179" office:value-type="currency" office:currency="EUR" office:value="0.168" calcext:value-type="currency">
            <text:p>0,17 €</text:p>
          </table:table-cell>
          <table:table-cell table:style-name="ce179" table:formula="of:=[.H62]*[.E62]" office:value-type="currency" office:currency="EUR" office:value="0.672" calcext:value-type="currency">
            <text:p>0,67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4" office:value-type="string" calcext:value-type="string">
            <text:p>Ecrous M3</text:p>
          </table:table-cell>
          <table:table-cell table:style-name="ce44"/>
          <table:table-cell table:style-name="ce61" office:value-type="float" office:value="28" calcext:value-type="float">
            <text:p>28</text:p>
          </table:table-cell>
          <table:table-cell table:style-name="ce61" office:value-type="string" calcext:value-type="string">
            <text:p>Bricovis</text:p>
          </table:table-cell>
          <table:table-cell table:style-name="ce82" office:value-type="string" calcext:value-type="string">
            <text:p>https://www.bricovis.fr/produit-ecrou-hu-inox-a4-din-934-ecrhua4/#ECRHU03A4</text:p>
          </table:table-cell>
          <table:table-cell table:style-name="ce176" office:value-type="currency" office:currency="EUR" office:value="0.048" calcext:value-type="currency">
            <text:p>0,05 €</text:p>
          </table:table-cell>
          <table:table-cell table:style-name="ce176" table:formula="of:=[.H63]*[.E63]" office:value-type="currency" office:currency="EUR" office:value="1.344" calcext:value-type="currency">
            <text:p>1,34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3" office:value-type="string" calcext:value-type="string">
            <text:p>Ecrous freins M5</text:p>
          </table:table-cell>
          <table:table-cell table:style-name="ce43"/>
          <table:table-cell table:style-name="ce60" office:value-type="float" office:value="2" calcext:value-type="float">
            <text:p>2</text:p>
          </table:table-cell>
          <table:table-cell table:style-name="ce62" office:value-type="string" calcext:value-type="string">
            <text:p>Bricovis</text:p>
          </table:table-cell>
          <table:table-cell table:style-name="ce81" office:value-type="string" calcext:value-type="string">
            <text:p>https://www.bricovis.fr/produit-ecrou-nylstop-inox-a4-din-985-ecrnyla4/#ECRNYL05A4</text:p>
          </table:table-cell>
          <table:table-cell table:style-name="ce179" office:value-type="currency" office:currency="EUR" office:value="0.084" calcext:value-type="currency">
            <text:p>0,08 €</text:p>
          </table:table-cell>
          <table:table-cell table:style-name="ce179" table:formula="of:=[.H64]*[.E64]" office:value-type="currency" office:currency="EUR" office:value="0.168" calcext:value-type="currency">
            <text:p>0,17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4" office:value-type="string" calcext:value-type="string">
            <text:p>Ecrous M4</text:p>
          </table:table-cell>
          <table:table-cell table:style-name="ce44"/>
          <table:table-cell table:style-name="ce61" office:value-type="float" office:value="2" calcext:value-type="float">
            <text:p>2</text:p>
          </table:table-cell>
          <table:table-cell table:style-name="ce61" office:value-type="string" calcext:value-type="string">
            <text:p>Bricovis</text:p>
          </table:table-cell>
          <table:table-cell table:style-name="ce82" office:value-type="string" calcext:value-type="string">
            <text:p>https://www.bricovis.fr/produit-ecrou-hu-inox-a4-din-934-ecrhua4/#ECRHU04A4</text:p>
          </table:table-cell>
          <table:table-cell table:style-name="ce176" office:value-type="currency" office:currency="EUR" office:value="0.048" calcext:value-type="currency">
            <text:p>0,05 €</text:p>
          </table:table-cell>
          <table:table-cell table:style-name="ce176" table:formula="of:=[.H65]*[.E65]" office:value-type="currency" office:currency="EUR" office:value="0.096" calcext:value-type="currency">
            <text:p>0,10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3" office:value-type="string" calcext:value-type="string">
            <text:p>Ecrous M8</text:p>
          </table:table-cell>
          <table:table-cell table:style-name="ce43"/>
          <table:table-cell table:style-name="ce60" office:value-type="float" office:value="2" calcext:value-type="float">
            <text:p>2</text:p>
          </table:table-cell>
          <table:table-cell table:style-name="ce62" office:value-type="string" calcext:value-type="string">
            <text:p>Bricovis</text:p>
          </table:table-cell>
          <table:table-cell table:style-name="ce81" office:value-type="string" calcext:value-type="string">
            <text:p>https://www.bricovis.fr/produit-ecrou-hu-inox-a4-din-934-ecrhua4/#ECRHU08A4</text:p>
          </table:table-cell>
          <table:table-cell table:style-name="ce179" office:value-type="currency" office:currency="EUR" office:value="0.18" calcext:value-type="currency">
            <text:p>0,18 €</text:p>
          </table:table-cell>
          <table:table-cell table:style-name="ce179" table:formula="of:=[.H66]*[.E66]" office:value-type="currency" office:currency="EUR" office:value="0.36" calcext:value-type="currency">
            <text:p>0,36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4" office:value-type="string" calcext:value-type="string">
            <text:p>Ecrous freins M8</text:p>
          </table:table-cell>
          <table:table-cell table:style-name="ce44"/>
          <table:table-cell table:style-name="ce61" office:value-type="float" office:value="6" calcext:value-type="float">
            <text:p>6</text:p>
          </table:table-cell>
          <table:table-cell table:style-name="ce61" office:value-type="string" calcext:value-type="string">
            <text:p>Bricovis</text:p>
          </table:table-cell>
          <table:table-cell table:style-name="ce82" office:value-type="string" calcext:value-type="string">
            <text:p>https://www.bricovis.fr/produit-ecrou-nylstop-inox-a4-din-985-ecrnyla4/#ECRNYL08A4</text:p>
          </table:table-cell>
          <table:table-cell table:style-name="ce176" office:value-type="currency" office:currency="EUR" office:value="0.216" calcext:value-type="currency">
            <text:p>0,22 €</text:p>
          </table:table-cell>
          <table:table-cell table:style-name="ce176" table:formula="of:=[.H67]*[.E67]" office:value-type="currency" office:currency="EUR" office:value="1.296" calcext:value-type="currency">
            <text:p>1,30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3" office:value-type="string" calcext:value-type="string">
            <text:p>Rondelles M2,5</text:p>
          </table:table-cell>
          <table:table-cell table:style-name="ce43"/>
          <table:table-cell table:style-name="ce60" office:value-type="float" office:value="8" calcext:value-type="float">
            <text:p>8</text:p>
          </table:table-cell>
          <table:table-cell table:style-name="ce62" office:value-type="string" calcext:value-type="string">
            <text:p>Bricovis</text:p>
          </table:table-cell>
          <table:table-cell table:style-name="ce81" office:value-type="string" calcext:value-type="string">
            <text:p>https://www.bricovis.fr/produit-rondelle-m-inox-a4-nfe-25513-ronma4/#RONM02.5A4</text:p>
          </table:table-cell>
          <table:table-cell table:style-name="ce179" office:value-type="currency" office:currency="EUR" office:value="0.024" calcext:value-type="currency">
            <text:p>0,02 €</text:p>
          </table:table-cell>
          <table:table-cell table:style-name="ce179" table:formula="of:=[.H68]*[.E68]" office:value-type="currency" office:currency="EUR" office:value="0.192" calcext:value-type="currency">
            <text:p>0,19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4" office:value-type="string" calcext:value-type="string">
            <text:p>Rondelle M3</text:p>
          </table:table-cell>
          <table:table-cell table:style-name="ce44"/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Bricovis</text:p>
          </table:table-cell>
          <table:table-cell table:style-name="ce82" office:value-type="string" calcext:value-type="string">
            <text:p>https://www.bricovis.fr/produit-rondelle-m-inox-a4-nfe-25513-ronma4/#RONM03A4</text:p>
          </table:table-cell>
          <table:table-cell table:style-name="ce176" office:value-type="currency" office:currency="EUR" office:value="0.024" calcext:value-type="currency">
            <text:p>0,02 €</text:p>
          </table:table-cell>
          <table:table-cell table:style-name="ce176" table:formula="of:=[.H69]*[.E69]" office:value-type="currency" office:currency="EUR" office:value="0.024" calcext:value-type="currency">
            <text:p>0,02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3" office:value-type="string" calcext:value-type="string">
            <text:p>Rondelles M8*22mm</text:p>
          </table:table-cell>
          <table:table-cell table:style-name="ce43"/>
          <table:table-cell table:style-name="ce60" office:value-type="float" office:value="1" calcext:value-type="float">
            <text:p>1</text:p>
          </table:table-cell>
          <table:table-cell table:style-name="ce62" office:value-type="string" calcext:value-type="string">
            <text:p>Bricovis</text:p>
          </table:table-cell>
          <table:table-cell table:style-name="ce81" office:value-type="string" calcext:value-type="string">
            <text:p>https://www.bricovis.fr/produit-rondelle-l-inox-a4-nfe-25513-ronla4/#RONL08A4</text:p>
          </table:table-cell>
          <table:table-cell table:style-name="ce179" office:value-type="currency" office:currency="EUR" office:value="0.156" calcext:value-type="currency">
            <text:p>0,16 €</text:p>
          </table:table-cell>
          <table:table-cell table:style-name="ce179" table:formula="of:=[.H70]*[.E70]" office:value-type="currency" office:currency="EUR" office:value="0.156" calcext:value-type="currency">
            <text:p>0,16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4" office:value-type="string" calcext:value-type="string">
            <text:p>Rondelles M8*18mm</text:p>
          </table:table-cell>
          <table:table-cell table:style-name="ce44"/>
          <table:table-cell table:style-name="ce61" office:value-type="float" office:value="6" calcext:value-type="float">
            <text:p>6</text:p>
          </table:table-cell>
          <table:table-cell table:style-name="ce61" office:value-type="string" calcext:value-type="string">
            <text:p>Bricovis</text:p>
          </table:table-cell>
          <table:table-cell table:style-name="ce82" office:value-type="string" calcext:value-type="string">
            <text:p>https://www.bricovis.fr/produit-rondelle-m-inox-a4-nfe-25513-ronma4/#RONM08A4</text:p>
          </table:table-cell>
          <table:table-cell table:style-name="ce176" office:value-type="currency" office:currency="EUR" office:value="0.096" calcext:value-type="currency">
            <text:p>0,10 €</text:p>
          </table:table-cell>
          <table:table-cell table:style-name="ce176" table:formula="of:=[.H71]*[.E71]" office:value-type="currency" office:currency="EUR" office:value="0.576" calcext:value-type="currency">
            <text:p>0,58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3" office:value-type="string" calcext:value-type="string">
            <text:p>Rondelles M10*22mm</text:p>
          </table:table-cell>
          <table:table-cell table:style-name="ce43"/>
          <table:table-cell table:style-name="ce60" office:value-type="float" office:value="4" calcext:value-type="float">
            <text:p>4</text:p>
          </table:table-cell>
          <table:table-cell table:style-name="ce62" office:value-type="string" calcext:value-type="string">
            <text:p>Bricovis</text:p>
          </table:table-cell>
          <table:table-cell table:style-name="ce81" office:value-type="string" calcext:value-type="string">
            <text:p>https://www.bricovis.fr/produit-rondelle-m-inox-a4-nfe-25513-ronma4/#RONM10A4</text:p>
          </table:table-cell>
          <table:table-cell table:style-name="ce179" office:value-type="currency" office:currency="EUR" office:value="0.192" calcext:value-type="currency">
            <text:p>0,19 €</text:p>
          </table:table-cell>
          <table:table-cell table:style-name="ce179" table:formula="of:=[.H72]*[.E72]" office:value-type="currency" office:currency="EUR" office:value="0.768" calcext:value-type="currency">
            <text:p>0,77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4" office:value-type="string" calcext:value-type="string">
            <text:p>Kit de plots raspberry</text:p>
          </table:table-cell>
          <table:table-cell table:style-name="ce44"/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Bricovis</text:p>
          </table:table-cell>
          <table:table-cell table:style-name="ce82" office:value-type="string" calcext:value-type="string">
            <text:p>https://www.amazon.fr/Geekworm-Raspberry-Installation-Hexagonale-Accessoires/dp/B07MN2GY6Y/ref=sr_1_21?keywords=entretoise+raspberry+pi&amp;qid=1664547094&amp;qu=eyJxc2MiOiIzLjU0IiwicXNhIjoiMi42OSIsInFzcCI6IjIuMzUifQ%3D%3D&amp;sprefix=entretoises+rasp%2Caps%2C145&amp;sr=8-21</text:p>
          </table:table-cell>
          <table:table-cell table:style-name="ce176" office:value-type="currency" office:currency="EUR" office:value="14.268" calcext:value-type="currency">
            <text:p>14,27 €</text:p>
          </table:table-cell>
          <table:table-cell table:style-name="ce176" table:formula="of:=[.H73]*[.E73]" office:value-type="currency" office:currency="EUR" office:value="14.268" calcext:value-type="currency">
            <text:p>14,27 €</text:p>
          </table:table-cell>
          <table:table-cell table:style-name="ce112" table:formula="of:=SUM([.I44:.I73])" office:value-type="currency" office:currency="EUR" office:value="53.772" calcext:value-type="currency">
            <text:p>53,77 €</text:p>
          </table:table-cell>
          <table:table-cell table:style-name="ce14"/>
          <table:table-cell table:style-name="ce4" table:number-columns-repeated="1013"/>
        </table:table-row>
        <table:table-row table:style-name="ro15">
          <table:table-cell table:style-name="ce4"/>
          <table:table-cell table:style-name="ce23"/>
          <table:table-cell table:style-name="ce37" table:number-columns-repeated="2"/>
          <table:table-cell table:style-name="ce31" table:number-columns-repeated="2"/>
          <table:table-cell table:style-name="ce74"/>
          <table:table-cell table:style-name="ce93" table:number-columns-repeated="2"/>
          <table:table-cell table:style-name="ce31"/>
          <table:table-cell table:style-name="ce4" table:number-columns-repeated="1014"/>
        </table:table-row>
        <table:table-row table:style-name="ro8">
          <table:table-cell table:style-name="ce4"/>
          <table:table-cell table:style-name="ce27" office:value-type="string" calcext:value-type="string" table:number-columns-spanned="1" table:number-rows-spanned="3">
            <text:p>Matériaux</text:p>
          </table:table-cell>
          <table:table-cell table:style-name="ce47" office:value-type="string" calcext:value-type="string">
            <text:p>Bobine de PETG pour imprimante 3D 1Kg</text:p>
          </table:table-cell>
          <table:table-cell table:style-name="ce47" office:value-type="string" calcext:value-type="string">
            <text:p>S’assurer que le diamètre et la marque convienne pour l’imprimante 3D qui sera utilisé. Choisir une couleur qui distinguera vos KOSMOS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Arianeplast</text:p>
          </table:table-cell>
          <table:table-cell table:style-name="ce85" office:value-type="string" calcext:value-type="string">
            <text:p>https://www.arianeplast.com/218-3d-filament-petg</text:p>
          </table:table-cell>
          <table:table-cell table:style-name="ce98" office:value-type="currency" office:currency="EUR" office:value="24" calcext:value-type="currency">
            <text:p>24,00 €</text:p>
          </table:table-cell>
          <table:table-cell table:style-name="ce98" table:formula="of:=[.H75]*[.E75]" office:value-type="currency" office:currency="EUR" office:value="24" calcext:value-type="currency">
            <text:p>24,00 €</text:p>
          </table:table-cell>
          <table:table-cell table:style-name="ce109"/>
          <table:table-cell table:style-name="ce4" table:number-columns-repeated="1014"/>
        </table:table-row>
        <table:table-row table:style-name="ro8">
          <table:table-cell table:style-name="ce4"/>
          <table:covered-table-cell table:style-name="ce27"/>
          <table:table-cell table:style-name="ce48" office:value-type="string" calcext:value-type="string">
            <text:p>Plaque de PMMA incolore 5mm 450* 350mm</text:p>
          </table:table-cell>
          <table:table-cell table:style-name="ce48" office:value-type="string" calcext:value-type="string">
            <text:p>Pour une découpe au laser, assurez-vous qu’il s’agit d’un matériau sans chlore. Choisir les dimensions convenants au plateau du laser.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A la decoupe</text:p>
          </table:table-cell>
          <table:table-cell table:style-name="ce86" office:value-type="string" calcext:value-type="string">
            <text:p>https://www.aladecoupe.com/fr/pmma-transparent-plexi/13-pmma-extrude-transparent-5-mm.html</text:p>
          </table:table-cell>
          <table:table-cell table:style-name="ce99" office:value-type="currency" office:currency="EUR" office:value="12.35" calcext:value-type="currency">
            <text:p>12,35 €</text:p>
          </table:table-cell>
          <table:table-cell table:style-name="ce99" table:formula="of:=[.H76]*[.E76]" office:value-type="currency" office:currency="EUR" office:value="12.35" calcext:value-type="currency">
            <text:p>12,35 €</text:p>
          </table:table-cell>
          <table:table-cell table:style-name="ce110"/>
          <table:table-cell table:style-name="ce4" table:number-columns-repeated="1014"/>
        </table:table-row>
        <table:table-row table:style-name="ro6">
          <table:table-cell table:style-name="ce4"/>
          <table:covered-table-cell table:style-name="ce27"/>
          <table:table-cell table:style-name="ce47" office:value-type="string" calcext:value-type="string">
            <text:p>Plaque de POM 5mm</text:p>
          </table:table-cell>
          <table:table-cell table:style-name="ce47" office:value-type="string" calcext:value-type="string">
            <text:p>Choisir les dimensions convenants au plateau du laser.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Plastique sur mesure</text:p>
          </table:table-cell>
          <table:table-cell table:style-name="ce85" office:value-type="string" calcext:value-type="string">
            <text:p>https://plastiquesurmesure.com/plaque-pom-sur-mesure-delrin/477-plaque-pom-delrin-blanc-opaque-satine-ep-5-mm.html</text:p>
          </table:table-cell>
          <table:table-cell table:style-name="ce98" office:value-type="currency" office:currency="EUR" office:value="41.2" calcext:value-type="currency">
            <text:p>41,20 €</text:p>
          </table:table-cell>
          <table:table-cell table:style-name="ce98" table:formula="of:=[.H77]*[.E77]" office:value-type="currency" office:currency="EUR" office:value="41.2" calcext:value-type="currency">
            <text:p>41,20 €</text:p>
          </table:table-cell>
          <table:table-cell table:style-name="ce112" table:formula="of:=SUM([.I75:.I77])" office:value-type="currency" office:currency="EUR" office:value="77.55" calcext:value-type="currency">
            <text:p>77,55 €</text:p>
          </table:table-cell>
          <table:table-cell table:style-name="ce4" table:number-columns-repeated="1014"/>
        </table:table-row>
        <table:table-row table:style-name="ro16">
          <table:table-cell table:style-name="ce4"/>
          <table:table-cell table:style-name="ce23"/>
          <table:table-cell table:style-name="ce37" table:number-columns-repeated="2"/>
          <table:table-cell table:style-name="ce31" table:number-columns-repeated="2"/>
          <table:table-cell table:style-name="ce74"/>
          <table:table-cell table:style-name="ce93" table:number-columns-repeated="2"/>
          <table:table-cell table:style-name="ce31"/>
          <table:table-cell table:style-name="ce4" table:number-columns-repeated="1014"/>
        </table:table-row>
        <table:table-row table:style-name="ro4">
          <table:table-cell table:style-name="ce4"/>
          <table:table-cell table:style-name="ce28" office:value-type="string" calcext:value-type="string" table:number-columns-spanned="1" table:number-rows-spanned="3">
            <text:p>Autres</text:p>
          </table:table-cell>
          <table:table-cell table:style-name="ce49" office:value-type="string" calcext:value-type="string">
            <text:p>Jeu de rilsans</text:p>
          </table:table-cell>
          <table:table-cell table:style-name="ce49" office:value-type="string" calcext:value-type="string">
            <text:p>Divers rilsans pour des petites pièces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Amazon</text:p>
          </table:table-cell>
          <table:table-cell table:style-name="ce87" office:value-type="string" calcext:value-type="string">
            <text:p>https://www.amazon.fr/intervisio-Collier-Serrage-Colliers-Serre-Cable/dp/B0894YPC93/ref=sr_1_20?__mk_fr_FR=%C3%85M%C3%85%C5%BD%C3%95%C3%91&amp;crid=3PU6RNSVLQ05J&amp;keywords=rilsan&amp;qid=1664527901&amp;qu=eyJxc2MiOiI1LjMwIiwicXNhIjoiNS4wOSIsInFzcCI6IjQuOTcifQ%3D%3D&amp;s=hi&amp;sprefix=rilsans%2Cdiy%2C174&amp;sr=1-20</text:p>
          </table:table-cell>
          <table:table-cell table:style-name="ce100" office:value-type="currency" office:currency="EUR" office:value="7.95" calcext:value-type="currency">
            <text:p>7,95 €</text:p>
          </table:table-cell>
          <table:table-cell table:style-name="ce100" table:formula="of:=[.H79]*[.E79]" office:value-type="currency" office:currency="EUR" office:value="7.95" calcext:value-type="currency">
            <text:p>7,95 €</text:p>
          </table:table-cell>
          <table:table-cell table:style-name="ce109"/>
          <table:table-cell table:style-name="ce4" table:number-columns-repeated="1014"/>
        </table:table-row>
        <table:table-row table:style-name="ro6">
          <table:table-cell table:style-name="ce4"/>
          <table:covered-table-cell table:style-name="ce28"/>
          <table:table-cell table:style-name="ce50" office:value-type="string" calcext:value-type="string">
            <text:p>PCB</text:p>
          </table:table-cell>
          <table:table-cell table:style-name="ce50" office:value-type="string" calcext:value-type="string">
            <text:p>Le PCB sera a fabriquer soit même ou <text:s/>à commander à un fabriquant</text:p>
          </table:table-cell>
          <table:table-cell table:style-name="ce67" table:number-columns-repeated="2"/>
          <table:table-cell table:style-name="ce88"/>
          <table:table-cell table:style-name="ce101"/>
          <table:table-cell table:style-name="ce101" table:formula="of:=[.H80]*[.E80]" office:value-type="currency" office:currency="EUR" office:value="0" calcext:value-type="currency">
            <text:p>0,00 €</text:p>
          </table:table-cell>
          <table:table-cell table:style-name="ce110"/>
          <table:table-cell table:style-name="ce4" table:number-columns-repeated="1014"/>
        </table:table-row>
        <table:table-row table:style-name="ro4">
          <table:table-cell table:style-name="ce4"/>
          <table:covered-table-cell table:style-name="ce28"/>
          <table:table-cell table:style-name="ce49" office:value-type="string" calcext:value-type="string">
            <text:p>Aimants néodymes carrée</text:p>
          </table:table-cell>
          <table:table-cell table:style-name="ce49" office:value-type="string" calcext:value-type="string">
            <text:p>S’assurer des dimensions : 10*10*4m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Amazon</text:p>
          </table:table-cell>
          <table:table-cell table:style-name="ce87" office:value-type="string" calcext:value-type="string">
            <text:p>https://www.amazon.fr/Yizhet-Puissant-Bricolage-r%C3%A9frig%C3%A9rateur-10X10X4mm/dp/B07H2BVXDL/ref=sr_1_11?__mk_fr_FR=%C3%85M%C3%85%C5%BD%C3%95%C3%91&amp;crid=17OKZJ7TGVX0Q&amp;keywords=aimant%2Bn%C3%A9odyme&amp;qid=1664539337&amp;qu=eyJxc2MiOiI2LjA5IiwicXNhIjoiNS43OCIsInFzcCI6IjUuNTQifQ%3D%3D&amp;sprefix=aimant%2Bn%C3%A9odyme%2Caps%2C254&amp;sr=8-11&amp;th=1</text:p>
          </table:table-cell>
          <table:table-cell table:style-name="ce100" office:value-type="currency" office:currency="EUR" office:value="12.46" calcext:value-type="currency">
            <text:p>12,46 €</text:p>
          </table:table-cell>
          <table:table-cell table:style-name="ce100" table:formula="of:=[.H81]*[.E81]" office:value-type="currency" office:currency="EUR" office:value="12.46" calcext:value-type="currency">
            <text:p>12,46 €</text:p>
          </table:table-cell>
          <table:table-cell table:style-name="ce112" table:formula="of:=SUM([.I79:.I81])" office:value-type="currency" office:currency="EUR" office:value="20.41" calcext:value-type="currency">
            <text:p>20,41 €</text:p>
          </table:table-cell>
          <table:table-cell table:style-name="ce4" table:number-columns-repeated="1014"/>
        </table:table-row>
        <table:table-row table:style-name="ro17">
          <table:table-cell table:style-name="ce4"/>
          <table:table-cell table:style-name="ce31" table:number-columns-repeated="5"/>
          <table:table-cell table:style-name="ce74"/>
          <table:table-cell table:style-name="ce93" table:number-columns-repeated="2"/>
          <table:table-cell table:style-name="ce31"/>
          <table:table-cell table:style-name="ce4" table:number-columns-repeated="1014"/>
        </table:table-row>
        <table:table-row table:style-name="ro7">
          <table:table-cell table:style-name="ce4"/>
          <table:table-cell table:style-name="ce31" table:number-columns-repeated="5"/>
          <table:table-cell table:style-name="ce74"/>
          <table:table-cell table:style-name="ce93"/>
          <table:table-cell table:style-name="ce107" office:value-type="string" calcext:value-type="string">
            <text:p>Total (TTC)</text:p>
          </table:table-cell>
          <table:table-cell table:style-name="ce107" table:formula="of:=SUM([.J81];[.J77];[.J73];[.J42];[.J32];[.J26];[.J19])" office:value-type="currency" office:currency="EUR" office:value="1301.756" calcext:value-type="currency">
            <text:p>1 301,76 €</text:p>
          </table:table-cell>
          <table:table-cell table:style-name="ce4" table:number-columns-repeated="1014"/>
        </table:table-row>
        <table:table-row table:style-name="ro17">
          <table:table-cell table:style-name="ce4"/>
          <table:table-cell table:style-name="ce31" table:number-columns-repeated="5"/>
          <table:table-cell table:style-name="ce74"/>
          <table:table-cell table:style-name="ce93" table:number-columns-repeated="2"/>
          <table:table-cell table:style-name="ce31"/>
          <table:table-cell table:style-name="ce4" table:number-columns-repeated="1014"/>
        </table:table-row>
        <table:table-row table:style-name="ro3" table:number-rows-repeated="42">
          <table:table-cell table:style-name="ce4" table:number-columns-repeated="6"/>
          <table:table-cell table:style-name="ce13"/>
          <table:table-cell table:style-name="ce14" table:number-columns-repeated="2"/>
          <table:table-cell table:style-name="ce4" table:number-columns-repeated="1015"/>
        </table:table-row>
        <table:table-row table:style-name="ro3" table:number-rows-repeated="31">
          <table:table-cell table:number-columns-repeated="8"/>
          <table:table-cell table:style-name="ce14"/>
          <table:table-cell table:number-columns-repeated="1015"/>
        </table:table-row>
        <table:table-row table:style-name="ro3" table:number-rows-repeated="10484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6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5">00/00/0000</text:date>, <text:time style:data-style-name="N2" text:time-value="14:43:39.629129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30T10:25:47.100496443</meta:creation-date>
    <dc:date>2022-10-05T14:44:18.234122873</dc:date>
    <meta:editing-duration>PT2H21M52S</meta:editing-duration>
    <meta:editing-cycles>19</meta:editing-cycles>
    <meta:generator>LibreOffice/6.4.7.2$Linux_X86_64 LibreOffice_project/40$Build-2</meta:generator>
    <meta:document-statistic meta:table-count="1" meta:cell-count="466" meta:object-count="0"/>
  </office:meta>
</office:document-meta>
</file>